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7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882in"/>
    </style:style>
    <style:style style:name="co4" style:family="table-column">
      <style:table-column-properties fo:break-before="auto" style:column-width="1.4898in"/>
    </style:style>
    <style:style style:name="co5" style:family="table-column">
      <style:table-column-properties fo:break-before="auto" style:column-width="1.2862in"/>
    </style:style>
    <style:style style:name="co6" style:family="table-column">
      <style:table-column-properties fo:break-before="auto" style:column-width="1.3992in"/>
    </style:style>
    <style:style style:name="co7" style:family="table-column">
      <style:table-column-properties fo:break-before="auto" style:column-width="1.6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1.4291in"/>
    </style:style>
    <style:style style:name="ro1" style:family="table-row">
      <style:table-row-properties style:row-height="1.222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order-left="none" fo:border-right="none" fo:border-top="0.06pt solid #000000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none" fo:border-left="none" fo:border-right="0.06pt solid #000000" fo:border-top="0.06pt solid #000000"/>
    </style:style>
    <style:style style:name="ce7" style:family="table-cell" style:parent-style-name="Default">
      <style:table-cell-properties fo:border-bottom="none" fo:border-left="none" fo:border-right="0.06pt solid #000000" fo:border-top="none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0.7933in" svg:height="7.1827in" svg:x="20.648in" svg:y="1.2843in">
            <draw:object draw:notify-on-update-of-ranges="Sheet1.O3:Sheet1.O6 Sheet1.P3:Sheet1.P6 Sheet1.O15:Sheet1.O18 Sheet1.P15:Sheet1.P18 Sheet1.O9:Sheet1.O12 Sheet1.P9:Sheet1.P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16"/>
        </table:table-row>
        <table:table-row table:style-name="ro2">
          <table:table-cell/>
          <table:table-cell office:value-type="string" calcext:value-type="string">
            <text:p>Experiment</text:p>
          </table:table-cell>
          <table:table-cell office:value-type="string" calcext:value-type="string">
            <text:p>boss service time</text:p>
          </table:table-cell>
          <table:table-cell office:value-type="string" calcext:value-type="string">
            <text:p>minion service time</text:p>
          </table:table-cell>
          <table:table-cell office:value-type="string" calcext:value-type="string">
            <text:p>Replication</text:p>
          </table:table-cell>
          <table:table-cell office:value-type="string" calcext:value-type="string">
            <text:p>Modul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total mean</text:p>
          </table:table-cell>
          <table:table-cell office:value-type="string" calcext:value-type="string">
            <text:p>confidence interval</text:p>
          </table:table-cell>
          <table:table-cell/>
          <table:table-cell office:value-type="string" calcext:value-type="string">
            <text:p>minion response time</text:p>
          </table:table-cell>
          <table:table-cell office:value-type="string" calcext:value-type="string">
            <text:p>boss response time</text:p>
          </table:table-cell>
          <table:table-cell office:value-type="string" calcext:value-type="string">
            <text:p>mean value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0" calcext:value-type="float">
            <text:p>430</text:p>
          </table:table-cell>
          <table:table-cell office:value-type="float" office:value="5.9351175147614" calcext:value-type="float">
            <text:p>5.9351175147614</text:p>
          </table:table-cell>
          <table:table-cell office:value-type="float" office:value="8.07972765510203" calcext:value-type="float">
            <text:p>8.07972765510203</text:p>
          </table:table-cell>
          <table:table-cell table:formula="of:=AVERAGE([.I3:.I22])" office:value-type="float" office:value="4.89645640146974" calcext:value-type="float">
            <text:p>4.89645640146974</text:p>
          </table:table-cell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4.89645640146974" calcext:value-type="float">
            <text:p>4.89645640146974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2" calcext:value-type="float">
            <text:p>432</text:p>
          </table:table-cell>
          <table:table-cell office:value-type="float" office:value="3.34274493688148" calcext:value-type="float">
            <text:p>3.34274493688148</text:p>
          </table:table-cell>
          <table:table-cell office:value-type="float" office:value="5.34408051147285" calcext:value-type="float">
            <text:p>5.34408051147285</text:p>
          </table:table-cell>
          <table:table-cell table:number-columns-repeated="3"/>
          <table:table-cell table:style-name="ce2"/>
          <table:table-cell office:value-type="float" office:value="10" calcext:value-type="float">
            <text:p>10</text:p>
          </table:table-cell>
          <table:table-cell table:style-name="ce7" office:value-type="float" office:value="38.0903224770698" calcext:value-type="float">
            <text:p>38.0903224770698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6" calcext:value-type="float">
            <text:p>436</text:p>
          </table:table-cell>
          <table:table-cell office:value-type="float" office:value="4.7118646833539" calcext:value-type="float">
            <text:p>4.7118646833539</text:p>
          </table:table-cell>
          <table:table-cell office:value-type="float" office:value="6.82338155647711" calcext:value-type="float">
            <text:p>6.82338155647711</text:p>
          </table:table-cell>
          <table:table-cell table:number-columns-repeated="3"/>
          <table:table-cell table:style-name="ce2"/>
          <table:table-cell office:value-type="float" office:value="15" calcext:value-type="float">
            <text:p>15</text:p>
          </table:table-cell>
          <table:table-cell table:style-name="ce7" office:value-type="float" office:value="292.91961450474" calcext:value-type="float">
            <text:p>292.91961450474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3" calcext:value-type="float">
            <text:p>433</text:p>
          </table:table-cell>
          <table:table-cell office:value-type="float" office:value="3.07382505545935" calcext:value-type="float">
            <text:p>3.07382505545935</text:p>
          </table:table-cell>
          <table:table-cell office:value-type="float" office:value="3.99758351376419" calcext:value-type="float">
            <text:p>3.99758351376419</text:p>
          </table:table-cell>
          <table:table-cell table:number-columns-repeated="3"/>
          <table:table-cell table:style-name="ce3"/>
          <table:table-cell table:style-name="ce5" office:value-type="float" office:value="20" calcext:value-type="float">
            <text:p>20</text:p>
          </table:table-cell>
          <table:table-cell table:style-name="ce8" office:value-type="float" office:value="631.650513509048" calcext:value-type="float">
            <text:p>631.650513509048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3" calcext:value-type="float">
            <text:p>423</text:p>
          </table:table-cell>
          <table:table-cell office:value-type="float" office:value="3.10810218882884" calcext:value-type="float">
            <text:p>3.10810218882884</text:p>
          </table:table-cell>
          <table:table-cell office:value-type="float" office:value="4.47479924362582" calcext:value-type="float">
            <text:p>4.4747992436258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1" calcext:value-type="float">
            <text:p>421</text:p>
          </table:table-cell>
          <table:table-cell office:value-type="float" office:value="9.43867793095629" calcext:value-type="float">
            <text:p>9.43867793095629</text:p>
          </table:table-cell>
          <table:table-cell office:value-type="float" office:value="14.6044226938518" calcext:value-type="float">
            <text:p>14.604422693851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8" calcext:value-type="float">
            <text:p>448</text:p>
          </table:table-cell>
          <table:table-cell office:value-type="float" office:value="4.01695787502946" calcext:value-type="float">
            <text:p>4.01695787502946</text:p>
          </table:table-cell>
          <table:table-cell office:value-type="float" office:value="7.37174465231092" calcext:value-type="float">
            <text:p>7.37174465231092</text:p>
          </table:table-cell>
          <table:table-cell table:number-columns-repeated="3"/>
          <table:table-cell table:style-name="ce1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4.2863532097939" calcext:value-type="float">
            <text:p>34.2863532097939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1" calcext:value-type="float">
            <text:p>441</text:p>
          </table:table-cell>
          <table:table-cell office:value-type="float" office:value="8.64752483537075" calcext:value-type="float">
            <text:p>8.64752483537075</text:p>
          </table:table-cell>
          <table:table-cell office:value-type="float" office:value="17.7254115278003" calcext:value-type="float">
            <text:p>17.7254115278003</text:p>
          </table:table-cell>
          <table:table-cell table:number-columns-repeated="3"/>
          <table:table-cell table:style-name="ce2"/>
          <table:table-cell office:value-type="float" office:value="10" calcext:value-type="float">
            <text:p>10</text:p>
          </table:table-cell>
          <table:table-cell table:style-name="ce7" office:value-type="float" office:value="289.941517188617" calcext:value-type="float">
            <text:p>289.941517188617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5" calcext:value-type="float">
            <text:p>405</text:p>
          </table:table-cell>
          <table:table-cell office:value-type="float" office:value="5.58866570310222" calcext:value-type="float">
            <text:p>5.58866570310222</text:p>
          </table:table-cell>
          <table:table-cell office:value-type="float" office:value="10.7027329017582" calcext:value-type="float">
            <text:p>10.7027329017582</text:p>
          </table:table-cell>
          <table:table-cell table:number-columns-repeated="3"/>
          <table:table-cell table:style-name="ce2"/>
          <table:table-cell office:value-type="float" office:value="15" calcext:value-type="float">
            <text:p>15</text:p>
          </table:table-cell>
          <table:table-cell table:style-name="ce7" office:value-type="float" office:value="783.434654653509" calcext:value-type="float">
            <text:p>783.434654653509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6" calcext:value-type="float">
            <text:p>406</text:p>
          </table:table-cell>
          <table:table-cell office:value-type="float" office:value="3.33548821637118" calcext:value-type="float">
            <text:p>3.33548821637118</text:p>
          </table:table-cell>
          <table:table-cell office:value-type="float" office:value="5.09786445059427" calcext:value-type="float">
            <text:p>5.09786445059427</text:p>
          </table:table-cell>
          <table:table-cell table:number-columns-repeated="3"/>
          <table:table-cell table:style-name="ce3"/>
          <table:table-cell table:style-name="ce5" office:value-type="float" office:value="20" calcext:value-type="float">
            <text:p>20</text:p>
          </table:table-cell>
          <table:table-cell table:style-name="ce8" office:value-type="float" office:value="883.95870910978" calcext:value-type="float">
            <text:p>883.95870910978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52" calcext:value-type="float">
            <text:p>452</text:p>
          </table:table-cell>
          <table:table-cell office:value-type="float" office:value="5.91595293730376" calcext:value-type="float">
            <text:p>5.91595293730376</text:p>
          </table:table-cell>
          <table:table-cell office:value-type="float" office:value="10.2875642506053" calcext:value-type="float">
            <text:p>10.287564250605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53" calcext:value-type="float">
            <text:p>453</text:p>
          </table:table-cell>
          <table:table-cell office:value-type="float" office:value="5.30565599886446" calcext:value-type="float">
            <text:p>5.30565599886446</text:p>
          </table:table-cell>
          <table:table-cell office:value-type="float" office:value="7.82564924591169" calcext:value-type="float">
            <text:p>7.8256492459116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0" calcext:value-type="float">
            <text:p>430</text:p>
          </table:table-cell>
          <table:table-cell office:value-type="float" office:value="3.70672962458651" calcext:value-type="float">
            <text:p>3.70672962458651</text:p>
          </table:table-cell>
          <table:table-cell office:value-type="float" office:value="5.50773884982173" calcext:value-type="float">
            <text:p>5.50773884982173</text:p>
          </table:table-cell>
          <table:table-cell table:number-columns-repeated="3"/>
          <table:table-cell table:style-name="ce1" office:value-type="float" office:value="5" calcext:value-type="float">
            <text:p>5</text:p>
          </table:table-cell>
          <table:table-cell table:style-name="ce4" office:value-type="float" office:value="5" calcext:value-type="float">
            <text:p>5</text:p>
          </table:table-cell>
          <table:table-cell table:style-name="ce6" office:value-type="float" office:value="354.020992690656" calcext:value-type="float">
            <text:p>354.020992690656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68" calcext:value-type="float">
            <text:p>468</text:p>
          </table:table-cell>
          <table:table-cell office:value-type="float" office:value="5.92780961414466" calcext:value-type="float">
            <text:p>5.92780961414466</text:p>
          </table:table-cell>
          <table:table-cell office:value-type="float" office:value="8.05397943045803" calcext:value-type="float">
            <text:p>8.05397943045803</text:p>
          </table:table-cell>
          <table:table-cell table:number-columns-repeated="3"/>
          <table:table-cell table:style-name="ce2"/>
          <table:table-cell office:value-type="float" office:value="10" calcext:value-type="float">
            <text:p>10</text:p>
          </table:table-cell>
          <table:table-cell table:style-name="ce7" office:value-type="float" office:value="647.67490935446" calcext:value-type="float">
            <text:p>647.67490935446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4.15136099615446" calcext:value-type="float">
            <text:p>4.15136099615446</text:p>
          </table:table-cell>
          <table:table-cell office:value-type="float" office:value="6.1181723994714" calcext:value-type="float">
            <text:p>6.1181723994714</text:p>
          </table:table-cell>
          <table:table-cell table:number-columns-repeated="3"/>
          <table:table-cell table:style-name="ce2"/>
          <table:table-cell office:value-type="float" office:value="15" calcext:value-type="float">
            <text:p>15</text:p>
          </table:table-cell>
          <table:table-cell table:style-name="ce7" office:value-type="float" office:value="1014.91715319687" calcext:value-type="float">
            <text:p>1014.91715319687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9" calcext:value-type="float">
            <text:p>429</text:p>
          </table:table-cell>
          <table:table-cell office:value-type="float" office:value="3.43743196161375" calcext:value-type="float">
            <text:p>3.43743196161375</text:p>
          </table:table-cell>
          <table:table-cell office:value-type="float" office:value="5.15872826954485" calcext:value-type="float">
            <text:p>5.15872826954485</text:p>
          </table:table-cell>
          <table:table-cell table:number-columns-repeated="3"/>
          <table:table-cell table:style-name="ce3"/>
          <table:table-cell table:style-name="ce5" office:value-type="float" office:value="20" calcext:value-type="float">
            <text:p>20</text:p>
          </table:table-cell>
          <table:table-cell table:style-name="ce8" office:value-type="float" office:value="1019.11295132601" calcext:value-type="float">
            <text:p>1019.11295132601</text:p>
          </table:table-cell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0" calcext:value-type="float">
            <text:p>430</text:p>
          </table:table-cell>
          <table:table-cell office:value-type="float" office:value="2.52035539607163" calcext:value-type="float">
            <text:p>2.52035539607163</text:p>
          </table:table-cell>
          <table:table-cell office:value-type="float" office:value="3.63194229352234" calcext:value-type="float">
            <text:p>3.631942293522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56" calcext:value-type="float">
            <text:p>456</text:p>
          </table:table-cell>
          <table:table-cell office:value-type="float" office:value="6.07778336039035" calcext:value-type="float">
            <text:p>6.07778336039035</text:p>
          </table:table-cell>
          <table:table-cell office:value-type="float" office:value="11.2417137708187" calcext:value-type="float">
            <text:p>11.241713770818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9" calcext:value-type="float">
            <text:p>439</text:p>
          </table:table-cell>
          <table:table-cell office:value-type="float" office:value="4.5890002395754" calcext:value-type="float">
            <text:p>4.5890002395754</text:p>
          </table:table-cell>
          <table:table-cell office:value-type="float" office:value="6.42314886930311" calcext:value-type="float">
            <text:p>6.4231488693031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5.09807896057488" calcext:value-type="float">
            <text:p>5.09807896057488</text:p>
          </table:table-cell>
          <table:table-cell office:value-type="float" office:value="9.62353022119232" calcext:value-type="float">
            <text:p>9.62353022119232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5" calcext:value-type="float">
            <text:p>445</text:p>
          </table:table-cell>
          <table:table-cell office:value-type="float" office:value="53.5713923242719" calcext:value-type="float">
            <text:p>53.5713923242719</text:p>
          </table:table-cell>
          <table:table-cell office:value-type="float" office:value="34.057855221446" calcext:value-type="float">
            <text:p>34.057855221446</text:p>
          </table:table-cell>
          <table:table-cell table:formula="of:=AVERAGE([.I29:.I48])" office:value-type="float" office:value="34.2863532097939" calcext:value-type="float">
            <text:p>34.286353209793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7" calcext:value-type="float">
            <text:p>437</text:p>
          </table:table-cell>
          <table:table-cell office:value-type="float" office:value="23.0933312841487" calcext:value-type="float">
            <text:p>23.0933312841487</text:p>
          </table:table-cell>
          <table:table-cell office:value-type="float" office:value="21.2179561307386" calcext:value-type="float">
            <text:p>21.217956130738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11" calcext:value-type="float">
            <text:p>411</text:p>
          </table:table-cell>
          <table:table-cell office:value-type="float" office:value="26.9670690862579" calcext:value-type="float">
            <text:p>26.9670690862579</text:p>
          </table:table-cell>
          <table:table-cell office:value-type="float" office:value="34.2297414363233" calcext:value-type="float">
            <text:p>34.22974143632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0" calcext:value-type="float">
            <text:p>420</text:p>
          </table:table-cell>
          <table:table-cell office:value-type="float" office:value="40.643147889531" calcext:value-type="float">
            <text:p>40.643147889531</text:p>
          </table:table-cell>
          <table:table-cell office:value-type="float" office:value="33.6413866118147" calcext:value-type="float">
            <text:p>33.641386611814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17.6714071356944" calcext:value-type="float">
            <text:p>17.6714071356944</text:p>
          </table:table-cell>
          <table:table-cell office:value-type="float" office:value="17.8406020178079" calcext:value-type="float">
            <text:p>17.840602017807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50" calcext:value-type="float">
            <text:p>450</text:p>
          </table:table-cell>
          <table:table-cell office:value-type="float" office:value="44.8591702946867" calcext:value-type="float">
            <text:p>44.8591702946867</text:p>
          </table:table-cell>
          <table:table-cell office:value-type="float" office:value="30.9478107337767" calcext:value-type="float">
            <text:p>30.94781073377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0" calcext:value-type="float">
            <text:p>430</text:p>
          </table:table-cell>
          <table:table-cell office:value-type="float" office:value="21.0196556110749" calcext:value-type="float">
            <text:p>21.0196556110749</text:p>
          </table:table-cell>
          <table:table-cell office:value-type="float" office:value="13.9816537844666" calcext:value-type="float">
            <text:p>13.981653784466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5" calcext:value-type="float">
            <text:p>445</text:p>
          </table:table-cell>
          <table:table-cell office:value-type="float" office:value="22.7700887863213" calcext:value-type="float">
            <text:p>22.7700887863213</text:p>
          </table:table-cell>
          <table:table-cell office:value-type="float" office:value="16.3195973665048" calcext:value-type="float">
            <text:p>16.319597366504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74" calcext:value-type="float">
            <text:p>374</text:p>
          </table:table-cell>
          <table:table-cell office:value-type="float" office:value="70.9015210101364" calcext:value-type="float">
            <text:p>70.9015210101364</text:p>
          </table:table-cell>
          <table:table-cell office:value-type="float" office:value="66.3185390306454" calcext:value-type="float">
            <text:p>66.318539030645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2" calcext:value-type="float">
            <text:p>432</text:p>
          </table:table-cell>
          <table:table-cell office:value-type="float" office:value="53.365815084838" calcext:value-type="float">
            <text:p>53.365815084838</text:p>
          </table:table-cell>
          <table:table-cell office:value-type="float" office:value="34.8022931176786" calcext:value-type="float">
            <text:p>34.802293117678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23.3040769301345" calcext:value-type="float">
            <text:p>23.3040769301345</text:p>
          </table:table-cell>
          <table:table-cell office:value-type="float" office:value="23.2216686478821" calcext:value-type="float">
            <text:p>23.221668647882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64" calcext:value-type="float">
            <text:p>464</text:p>
          </table:table-cell>
          <table:table-cell office:value-type="float" office:value="50.4450919165043" calcext:value-type="float">
            <text:p>50.4450919165043</text:p>
          </table:table-cell>
          <table:table-cell office:value-type="float" office:value="27.1941366324453" calcext:value-type="float">
            <text:p>27.194136632445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24.7156719228146" calcext:value-type="float">
            <text:p>24.7156719228146</text:p>
          </table:table-cell>
          <table:table-cell office:value-type="float" office:value="19.9599171319745" calcext:value-type="float">
            <text:p>19.959917131974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5" calcext:value-type="float">
            <text:p>405</text:p>
          </table:table-cell>
          <table:table-cell office:value-type="float" office:value="15.0092823787553" calcext:value-type="float">
            <text:p>15.0092823787553</text:p>
          </table:table-cell>
          <table:table-cell office:value-type="float" office:value="13.1595488719217" calcext:value-type="float">
            <text:p>13.159548871921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24.2488238069484" calcext:value-type="float">
            <text:p>24.2488238069484</text:p>
          </table:table-cell>
          <table:table-cell office:value-type="float" office:value="23.1340505866395" calcext:value-type="float">
            <text:p>23.134050586639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5" calcext:value-type="float">
            <text:p>435</text:p>
          </table:table-cell>
          <table:table-cell office:value-type="float" office:value="58.2657436431379" calcext:value-type="float">
            <text:p>58.2657436431379</text:p>
          </table:table-cell>
          <table:table-cell office:value-type="float" office:value="41.0346842677127" calcext:value-type="float">
            <text:p>41.034684267712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15" calcext:value-type="float">
            <text:p>415</text:p>
          </table:table-cell>
          <table:table-cell office:value-type="float" office:value="31.1151868772072" calcext:value-type="float">
            <text:p>31.1151868772072</text:p>
          </table:table-cell>
          <table:table-cell office:value-type="float" office:value="26.7053411437171" calcext:value-type="float">
            <text:p>26.705341143717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18" calcext:value-type="float">
            <text:p>418</text:p>
          </table:table-cell>
          <table:table-cell office:value-type="float" office:value="31.2098997943612" calcext:value-type="float">
            <text:p>31.2098997943612</text:p>
          </table:table-cell>
          <table:table-cell office:value-type="float" office:value="27.4068468541303" calcext:value-type="float">
            <text:p>27.40684685413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0" calcext:value-type="float">
            <text:p>420</text:p>
          </table:table-cell>
          <table:table-cell office:value-type="float" office:value="22.5891655022071" calcext:value-type="float">
            <text:p>22.5891655022071</text:p>
          </table:table-cell>
          <table:table-cell office:value-type="float" office:value="17.5751617560942" calcext:value-type="float">
            <text:p>17.575161756094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60" calcext:value-type="float">
            <text:p>460</text:p>
          </table:table-cell>
          <table:table-cell office:value-type="float" office:value="29.9615229168457" calcext:value-type="float">
            <text:p>29.9615229168457</text:p>
          </table:table-cell>
          <table:table-cell office:value-type="float" office:value="19.50764576377" calcext:value-type="float">
            <text:p>19.50764576377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87" calcext:value-type="float">
            <text:p>287</text:p>
          </table:table-cell>
          <table:table-cell office:value-type="float" office:value="302.972981215443" calcext:value-type="float">
            <text:p>302.972981215443</text:p>
          </table:table-cell>
          <table:table-cell office:value-type="float" office:value="166.933085272471" calcext:value-type="float">
            <text:p>166.933085272471</text:p>
          </table:table-cell>
          <table:table-cell table:formula="of:=AVERAGE([.I55:.I74])" office:value-type="float" office:value="354.020992690656" calcext:value-type="float">
            <text:p>354.02099269065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12" calcext:value-type="float">
            <text:p>312</text:p>
          </table:table-cell>
          <table:table-cell office:value-type="float" office:value="393.75290817375" calcext:value-type="float">
            <text:p>393.75290817375</text:p>
          </table:table-cell>
          <table:table-cell office:value-type="float" office:value="157.863271982871" calcext:value-type="float">
            <text:p>157.86327198287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16" calcext:value-type="float">
            <text:p>316</text:p>
          </table:table-cell>
          <table:table-cell office:value-type="float" office:value="307.638815706557" calcext:value-type="float">
            <text:p>307.638815706557</text:p>
          </table:table-cell>
          <table:table-cell office:value-type="float" office:value="72.1021667203835" calcext:value-type="float">
            <text:p>72.102166720383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05" calcext:value-type="float">
            <text:p>305</text:p>
          </table:table-cell>
          <table:table-cell office:value-type="float" office:value="470.514542077049" calcext:value-type="float">
            <text:p>470.514542077049</text:p>
          </table:table-cell>
          <table:table-cell office:value-type="float" office:value="176.214995374964" calcext:value-type="float">
            <text:p>176.21499537496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89" calcext:value-type="float">
            <text:p>289</text:p>
          </table:table-cell>
          <table:table-cell office:value-type="float" office:value="453.775213006574" calcext:value-type="float">
            <text:p>453.775213006574</text:p>
          </table:table-cell>
          <table:table-cell office:value-type="float" office:value="216.93836269113" calcext:value-type="float">
            <text:p>216.938362691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96" calcext:value-type="float">
            <text:p>296</text:p>
          </table:table-cell>
          <table:table-cell office:value-type="float" office:value="468.832787329865" calcext:value-type="float">
            <text:p>468.832787329865</text:p>
          </table:table-cell>
          <table:table-cell office:value-type="float" office:value="222.522479021501" calcext:value-type="float">
            <text:p>222.52247902150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86" calcext:value-type="float">
            <text:p>286</text:p>
          </table:table-cell>
          <table:table-cell office:value-type="float" office:value="332.966056625591" calcext:value-type="float">
            <text:p>332.966056625591</text:p>
          </table:table-cell>
          <table:table-cell office:value-type="float" office:value="162.948908804659" calcext:value-type="float">
            <text:p>162.94890880465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13" calcext:value-type="float">
            <text:p>313</text:p>
          </table:table-cell>
          <table:table-cell office:value-type="float" office:value="283.21332567569" calcext:value-type="float">
            <text:p>283.21332567569</text:p>
          </table:table-cell>
          <table:table-cell office:value-type="float" office:value="144.203063332746" calcext:value-type="float">
            <text:p>144.20306333274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36" calcext:value-type="float">
            <text:p>336</text:p>
          </table:table-cell>
          <table:table-cell office:value-type="float" office:value="187.493815404875" calcext:value-type="float">
            <text:p>187.493815404875</text:p>
          </table:table-cell>
          <table:table-cell office:value-type="float" office:value="80.3171695411667" calcext:value-type="float">
            <text:p>80.31716954116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18" calcext:value-type="float">
            <text:p>318</text:p>
          </table:table-cell>
          <table:table-cell office:value-type="float" office:value="350.733071069748" calcext:value-type="float">
            <text:p>350.733071069748</text:p>
          </table:table-cell>
          <table:table-cell office:value-type="float" office:value="96.6705162015471" calcext:value-type="float">
            <text:p>96.670516201547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85" calcext:value-type="float">
            <text:p>285</text:p>
          </table:table-cell>
          <table:table-cell office:value-type="float" office:value="400.057129687965" calcext:value-type="float">
            <text:p>400.057129687965</text:p>
          </table:table-cell>
          <table:table-cell office:value-type="float" office:value="159.879572635923" calcext:value-type="float">
            <text:p>159.87957263592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82" calcext:value-type="float">
            <text:p>282</text:p>
          </table:table-cell>
          <table:table-cell office:value-type="float" office:value="387.00264681234" calcext:value-type="float">
            <text:p>387.00264681234</text:p>
          </table:table-cell>
          <table:table-cell office:value-type="float" office:value="191.085095171123" calcext:value-type="float">
            <text:p>191.08509517112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74" calcext:value-type="float">
            <text:p>274</text:p>
          </table:table-cell>
          <table:table-cell office:value-type="float" office:value="463.746547486277" calcext:value-type="float">
            <text:p>463.746547486277</text:p>
          </table:table-cell>
          <table:table-cell office:value-type="float" office:value="187.272323781941" calcext:value-type="float">
            <text:p>187.2723237819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27" calcext:value-type="float">
            <text:p>327</text:p>
          </table:table-cell>
          <table:table-cell office:value-type="float" office:value="310.078451657217" calcext:value-type="float">
            <text:p>310.078451657217</text:p>
          </table:table-cell>
          <table:table-cell office:value-type="float" office:value="181.608216674876" calcext:value-type="float">
            <text:p>181.60821667487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58" calcext:value-type="float">
            <text:p>258</text:p>
          </table:table-cell>
          <table:table-cell office:value-type="float" office:value="295.419479173488" calcext:value-type="float">
            <text:p>295.419479173488</text:p>
          </table:table-cell>
          <table:table-cell office:value-type="float" office:value="206.528503010964" calcext:value-type="float">
            <text:p>206.52850301096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32" calcext:value-type="float">
            <text:p>332</text:p>
          </table:table-cell>
          <table:table-cell office:value-type="float" office:value="358.968417197651" calcext:value-type="float">
            <text:p>358.968417197651</text:p>
          </table:table-cell>
          <table:table-cell office:value-type="float" office:value="157.911772200254" calcext:value-type="float">
            <text:p>157.91177220025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22" calcext:value-type="float">
            <text:p>322</text:p>
          </table:table-cell>
          <table:table-cell office:value-type="float" office:value="393.377080929845" calcext:value-type="float">
            <text:p>393.377080929845</text:p>
          </table:table-cell>
          <table:table-cell office:value-type="float" office:value="150.83038214541" calcext:value-type="float">
            <text:p>150.830382145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14" calcext:value-type="float">
            <text:p>314</text:p>
          </table:table-cell>
          <table:table-cell office:value-type="float" office:value="330.976344262611" calcext:value-type="float">
            <text:p>330.976344262611</text:p>
          </table:table-cell>
          <table:table-cell office:value-type="float" office:value="150.744989807767" calcext:value-type="float">
            <text:p>150.7449898077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04" calcext:value-type="float">
            <text:p>304</text:p>
          </table:table-cell>
          <table:table-cell office:value-type="float" office:value="257.712314033819" calcext:value-type="float">
            <text:p>257.712314033819</text:p>
          </table:table-cell>
          <table:table-cell office:value-type="float" office:value="162.400938508976" calcext:value-type="float">
            <text:p>162.40093850897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1" calcext:value-type="float">
            <text:p>341</text:p>
          </table:table-cell>
          <table:table-cell office:value-type="float" office:value="331.187926286774" calcext:value-type="float">
            <text:p>331.187926286774</text:p>
          </table:table-cell>
          <table:table-cell office:value-type="float" office:value="110.567402410906" calcext:value-type="float">
            <text:p>110.567402410906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59.975729894669" calcext:value-type="float">
            <text:p>59.975729894669</text:p>
          </table:table-cell>
          <table:table-cell office:value-type="float" office:value="94.5789124268535" calcext:value-type="float">
            <text:p>94.5789124268535</text:p>
          </table:table-cell>
          <table:table-cell table:formula="of:=AVERAGE([.I81:.I100])" office:value-type="float" office:value="38.0903224770698" calcext:value-type="float">
            <text:p>38.090322477069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59" calcext:value-type="float">
            <text:p>459</text:p>
          </table:table-cell>
          <table:table-cell office:value-type="float" office:value="32.7524153193181" calcext:value-type="float">
            <text:p>32.7524153193181</text:p>
          </table:table-cell>
          <table:table-cell office:value-type="float" office:value="41.7157920228175" calcext:value-type="float">
            <text:p>41.715792022817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9" calcext:value-type="float">
            <text:p>429</text:p>
          </table:table-cell>
          <table:table-cell office:value-type="float" office:value="17.4115830597681" calcext:value-type="float">
            <text:p>17.4115830597681</text:p>
          </table:table-cell>
          <table:table-cell office:value-type="float" office:value="26.185731787124" calcext:value-type="float">
            <text:p>26.18573178712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4" calcext:value-type="float">
            <text:p>424</text:p>
          </table:table-cell>
          <table:table-cell office:value-type="float" office:value="18.3736889630988" calcext:value-type="float">
            <text:p>18.3736889630988</text:p>
          </table:table-cell>
          <table:table-cell office:value-type="float" office:value="26.4254927203653" calcext:value-type="float">
            <text:p>26.425492720365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67" calcext:value-type="float">
            <text:p>467</text:p>
          </table:table-cell>
          <table:table-cell office:value-type="float" office:value="44.8413096149936" calcext:value-type="float">
            <text:p>44.8413096149936</text:p>
          </table:table-cell>
          <table:table-cell office:value-type="float" office:value="64.4378306704318" calcext:value-type="float">
            <text:p>64.437830670431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0" calcext:value-type="float">
            <text:p>420</text:p>
          </table:table-cell>
          <table:table-cell office:value-type="float" office:value="27.1317596524881" calcext:value-type="float">
            <text:p>27.1317596524881</text:p>
          </table:table-cell>
          <table:table-cell office:value-type="float" office:value="31.8344913219878" calcext:value-type="float">
            <text:p>31.834491321987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0" calcext:value-type="float">
            <text:p>430</text:p>
          </table:table-cell>
          <table:table-cell office:value-type="float" office:value="14.0614347604253" calcext:value-type="float">
            <text:p>14.0614347604253</text:p>
          </table:table-cell>
          <table:table-cell office:value-type="float" office:value="20.7051573924135" calcext:value-type="float">
            <text:p>20.705157392413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0" calcext:value-type="float">
            <text:p>430</text:p>
          </table:table-cell>
          <table:table-cell office:value-type="float" office:value="23.4454523102767" calcext:value-type="float">
            <text:p>23.4454523102767</text:p>
          </table:table-cell>
          <table:table-cell office:value-type="float" office:value="43.6443465336086" calcext:value-type="float">
            <text:p>43.644346533608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18.442139575327" calcext:value-type="float">
            <text:p>18.442139575327</text:p>
          </table:table-cell>
          <table:table-cell office:value-type="float" office:value="22.394653217536" calcext:value-type="float">
            <text:p>22.39465321753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55" calcext:value-type="float">
            <text:p>455</text:p>
          </table:table-cell>
          <table:table-cell office:value-type="float" office:value="79.6385327533341" calcext:value-type="float">
            <text:p>79.6385327533341</text:p>
          </table:table-cell>
          <table:table-cell office:value-type="float" office:value="123.786418188929" calcext:value-type="float">
            <text:p>123.78641818892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7" calcext:value-type="float">
            <text:p>427</text:p>
          </table:table-cell>
          <table:table-cell office:value-type="float" office:value="21.8556618549262" calcext:value-type="float">
            <text:p>21.8556618549262</text:p>
          </table:table-cell>
          <table:table-cell office:value-type="float" office:value="39.0944587038931" calcext:value-type="float">
            <text:p>39.094458703893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72" calcext:value-type="float">
            <text:p>472</text:p>
          </table:table-cell>
          <table:table-cell office:value-type="float" office:value="72.9345929715127" calcext:value-type="float">
            <text:p>72.9345929715127</text:p>
          </table:table-cell>
          <table:table-cell office:value-type="float" office:value="83.8265578371646" calcext:value-type="float">
            <text:p>83.826557837164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1" calcext:value-type="float">
            <text:p>431</text:p>
          </table:table-cell>
          <table:table-cell office:value-type="float" office:value="32.9500445441392" calcext:value-type="float">
            <text:p>32.9500445441392</text:p>
          </table:table-cell>
          <table:table-cell office:value-type="float" office:value="43.2585475064866" calcext:value-type="float">
            <text:p>43.258547506486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3" calcext:value-type="float">
            <text:p>433</text:p>
          </table:table-cell>
          <table:table-cell office:value-type="float" office:value="19.5642697786954" calcext:value-type="float">
            <text:p>19.5642697786954</text:p>
          </table:table-cell>
          <table:table-cell office:value-type="float" office:value="25.1168917889404" calcext:value-type="float">
            <text:p>25.116891788940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33" calcext:value-type="float">
            <text:p>433</text:p>
          </table:table-cell>
          <table:table-cell office:value-type="float" office:value="23.2307203401894" calcext:value-type="float">
            <text:p>23.2307203401894</text:p>
          </table:table-cell>
          <table:table-cell office:value-type="float" office:value="36.7753356131204" calcext:value-type="float">
            <text:p>36.775335613120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4" calcext:value-type="float">
            <text:p>404</text:p>
          </table:table-cell>
          <table:table-cell office:value-type="float" office:value="43.5972047792847" calcext:value-type="float">
            <text:p>43.5972047792847</text:p>
          </table:table-cell>
          <table:table-cell office:value-type="float" office:value="68.6000416014328" calcext:value-type="float">
            <text:p>68.600041601432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3" calcext:value-type="float">
            <text:p>423</text:p>
          </table:table-cell>
          <table:table-cell office:value-type="float" office:value="11.5746579191236" calcext:value-type="float">
            <text:p>11.5746579191236</text:p>
          </table:table-cell>
          <table:table-cell office:value-type="float" office:value="16.4200502957829" calcext:value-type="float">
            <text:p>16.420050295782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55" calcext:value-type="float">
            <text:p>355</text:p>
          </table:table-cell>
          <table:table-cell office:value-type="float" office:value="112.925889611848" calcext:value-type="float">
            <text:p>112.925889611848</text:p>
          </table:table-cell>
          <table:table-cell office:value-type="float" office:value="117.645685788443" calcext:value-type="float">
            <text:p>117.64568578844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41.3885510034883" calcext:value-type="float">
            <text:p>41.3885510034883</text:p>
          </table:table-cell>
          <table:table-cell office:value-type="float" office:value="41.0665308136725" calcext:value-type="float">
            <text:p>41.066530813672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1" calcext:value-type="float">
            <text:p>441</text:p>
          </table:table-cell>
          <table:table-cell office:value-type="float" office:value="45.7108108344898" calcext:value-type="float">
            <text:p>45.7108108344898</text:p>
          </table:table-cell>
          <table:table-cell office:value-type="float" office:value="56.5573559380369" calcext:value-type="float">
            <text:p>56.5573559380369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8" calcext:value-type="float">
            <text:p>348</text:p>
          </table:table-cell>
          <table:table-cell office:value-type="float" office:value="284.278681195555" calcext:value-type="float">
            <text:p>284.278681195555</text:p>
          </table:table-cell>
          <table:table-cell office:value-type="float" office:value="76.9046058077254" calcext:value-type="float">
            <text:p>76.9046058077254</text:p>
          </table:table-cell>
          <table:table-cell table:formula="of:=AVERAGE([.I107:.I126])" office:value-type="float" office:value="289.941517188617" calcext:value-type="float">
            <text:p>289.94151718861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8" calcext:value-type="float">
            <text:p>348</text:p>
          </table:table-cell>
          <table:table-cell office:value-type="float" office:value="370.143392817902" calcext:value-type="float">
            <text:p>370.143392817902</text:p>
          </table:table-cell>
          <table:table-cell office:value-type="float" office:value="122.166084086764" calcext:value-type="float">
            <text:p>122.16608408676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94" calcext:value-type="float">
            <text:p>394</text:p>
          </table:table-cell>
          <table:table-cell office:value-type="float" office:value="281.030286174086" calcext:value-type="float">
            <text:p>281.030286174086</text:p>
          </table:table-cell>
          <table:table-cell office:value-type="float" office:value="71.1202569383333" calcext:value-type="float">
            <text:p>71.12025693833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11" calcext:value-type="float">
            <text:p>211</text:p>
          </table:table-cell>
          <table:table-cell office:value-type="float" office:value="284.899025924597" calcext:value-type="float">
            <text:p>284.899025924597</text:p>
          </table:table-cell>
          <table:table-cell office:value-type="float" office:value="243.23299191444" calcext:value-type="float">
            <text:p>243.2329919144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77" calcext:value-type="float">
            <text:p>377</text:p>
          </table:table-cell>
          <table:table-cell office:value-type="float" office:value="157.44368290578" calcext:value-type="float">
            <text:p>157.44368290578</text:p>
          </table:table-cell>
          <table:table-cell office:value-type="float" office:value="96.2269842289355" calcext:value-type="float">
            <text:p>96.226984228935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89" calcext:value-type="float">
            <text:p>289</text:p>
          </table:table-cell>
          <table:table-cell office:value-type="float" office:value="407.414504957647" calcext:value-type="float">
            <text:p>407.414504957647</text:p>
          </table:table-cell>
          <table:table-cell office:value-type="float" office:value="202.22270457849" calcext:value-type="float">
            <text:p>202.2227045784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66" calcext:value-type="float">
            <text:p>366</text:p>
          </table:table-cell>
          <table:table-cell office:value-type="float" office:value="378.43253271112" calcext:value-type="float">
            <text:p>378.43253271112</text:p>
          </table:table-cell>
          <table:table-cell office:value-type="float" office:value="178.138773985371" calcext:value-type="float">
            <text:p>178.13877398537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27" calcext:value-type="float">
            <text:p>327</text:p>
          </table:table-cell>
          <table:table-cell office:value-type="float" office:value="284.69644918837" calcext:value-type="float">
            <text:p>284.69644918837</text:p>
          </table:table-cell>
          <table:table-cell office:value-type="float" office:value="207.771277829412" calcext:value-type="float">
            <text:p>207.77127782941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67" calcext:value-type="float">
            <text:p>367</text:p>
          </table:table-cell>
          <table:table-cell office:value-type="float" office:value="287.923252306921" calcext:value-type="float">
            <text:p>287.923252306921</text:p>
          </table:table-cell>
          <table:table-cell office:value-type="float" office:value="93.2225580933732" calcext:value-type="float">
            <text:p>93.22255809337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14" calcext:value-type="float">
            <text:p>314</text:p>
          </table:table-cell>
          <table:table-cell office:value-type="float" office:value="205.641598832481" calcext:value-type="float">
            <text:p>205.641598832481</text:p>
          </table:table-cell>
          <table:table-cell office:value-type="float" office:value="125.249245007118" calcext:value-type="float">
            <text:p>125.24924500711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26" calcext:value-type="float">
            <text:p>326</text:p>
          </table:table-cell>
          <table:table-cell office:value-type="float" office:value="443.920555404847" calcext:value-type="float">
            <text:p>443.920555404847</text:p>
          </table:table-cell>
          <table:table-cell office:value-type="float" office:value="158.463802223086" calcext:value-type="float">
            <text:p>158.46380222308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65" calcext:value-type="float">
            <text:p>265</text:p>
          </table:table-cell>
          <table:table-cell office:value-type="float" office:value="619.953606303736" calcext:value-type="float">
            <text:p>619.953606303736</text:p>
          </table:table-cell>
          <table:table-cell office:value-type="float" office:value="267.151955327657" calcext:value-type="float">
            <text:p>267.15195532765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16" calcext:value-type="float">
            <text:p>416</text:p>
          </table:table-cell>
          <table:table-cell office:value-type="float" office:value="178.015102285921" calcext:value-type="float">
            <text:p>178.015102285921</text:p>
          </table:table-cell>
          <table:table-cell office:value-type="float" office:value="67.7825135145162" calcext:value-type="float">
            <text:p>67.782513514516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74" calcext:value-type="float">
            <text:p>374</text:p>
          </table:table-cell>
          <table:table-cell office:value-type="float" office:value="233.029167211816" calcext:value-type="float">
            <text:p>233.029167211816</text:p>
          </table:table-cell>
          <table:table-cell office:value-type="float" office:value="68.9729050216403" calcext:value-type="float">
            <text:p>68.97290502164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2" calcext:value-type="float">
            <text:p>342</text:p>
          </table:table-cell>
          <table:table-cell office:value-type="float" office:value="196.22483737155" calcext:value-type="float">
            <text:p>196.22483737155</text:p>
          </table:table-cell>
          <table:table-cell office:value-type="float" office:value="111.4219741492" calcext:value-type="float">
            <text:p>111.421974149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66" calcext:value-type="float">
            <text:p>266</text:p>
          </table:table-cell>
          <table:table-cell office:value-type="float" office:value="496.620698127256" calcext:value-type="float">
            <text:p>496.620698127256</text:p>
          </table:table-cell>
          <table:table-cell office:value-type="float" office:value="148.914127414323" calcext:value-type="float">
            <text:p>148.91412741432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6" calcext:value-type="float">
            <text:p>406</text:p>
          </table:table-cell>
          <table:table-cell office:value-type="float" office:value="91.715825595303" calcext:value-type="float">
            <text:p>91.715825595303</text:p>
          </table:table-cell>
          <table:table-cell office:value-type="float" office:value="57.3380119193563" calcext:value-type="float">
            <text:p>57.338011919356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2" calcext:value-type="float">
            <text:p>422</text:p>
          </table:table-cell>
          <table:table-cell office:value-type="float" office:value="166.125102746455" calcext:value-type="float">
            <text:p>166.125102746455</text:p>
          </table:table-cell>
          <table:table-cell office:value-type="float" office:value="87.2822141810161" calcext:value-type="float">
            <text:p>87.282214181016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21" calcext:value-type="float">
            <text:p>321</text:p>
          </table:table-cell>
          <table:table-cell office:value-type="float" office:value="211.940687142112" calcext:value-type="float">
            <text:p>211.940687142112</text:p>
          </table:table-cell>
          <table:table-cell office:value-type="float" office:value="90.9973480372182" calcext:value-type="float">
            <text:p>90.997348037218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58" calcext:value-type="float">
            <text:p>358</text:p>
          </table:table-cell>
          <table:table-cell office:value-type="float" office:value="219.38135456888" calcext:value-type="float">
            <text:p>219.38135456888</text:p>
          </table:table-cell>
          <table:table-cell office:value-type="float" office:value="67.7269721560119" calcext:value-type="float">
            <text:p>67.7269721560119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50" calcext:value-type="float">
            <text:p>250</text:p>
          </table:table-cell>
          <table:table-cell office:value-type="float" office:value="437.04329674224" calcext:value-type="float">
            <text:p>437.04329674224</text:p>
          </table:table-cell>
          <table:table-cell office:value-type="float" office:value="163.853449503534" calcext:value-type="float">
            <text:p>163.853449503534</text:p>
          </table:table-cell>
          <table:table-cell table:formula="of:=AVERAGE([.I133:.I152])" office:value-type="float" office:value="647.67490935446" calcext:value-type="float">
            <text:p>647.67490935446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69" calcext:value-type="float">
            <text:p>169</text:p>
          </table:table-cell>
          <table:table-cell office:value-type="float" office:value="721.836726027633" calcext:value-type="float">
            <text:p>721.836726027633</text:p>
          </table:table-cell>
          <table:table-cell office:value-type="float" office:value="314.914495635726" calcext:value-type="float">
            <text:p>314.91449563572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14" calcext:value-type="float">
            <text:p>214</text:p>
          </table:table-cell>
          <table:table-cell office:value-type="float" office:value="611.218507992664" calcext:value-type="float">
            <text:p>611.218507992664</text:p>
          </table:table-cell>
          <table:table-cell office:value-type="float" office:value="294.005080549908" calcext:value-type="float">
            <text:p>294.00508054990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99" calcext:value-type="float">
            <text:p>199</text:p>
          </table:table-cell>
          <table:table-cell office:value-type="float" office:value="654.524505593618" calcext:value-type="float">
            <text:p>654.524505593618</text:p>
          </table:table-cell>
          <table:table-cell office:value-type="float" office:value="200.627437977289" calcext:value-type="float">
            <text:p>200.62743797728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08" calcext:value-type="float">
            <text:p>208</text:p>
          </table:table-cell>
          <table:table-cell office:value-type="float" office:value="679.48869968024" calcext:value-type="float">
            <text:p>679.48869968024</text:p>
          </table:table-cell>
          <table:table-cell office:value-type="float" office:value="191.919700605016" calcext:value-type="float">
            <text:p>191.91970060501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29" calcext:value-type="float">
            <text:p>229</text:p>
          </table:table-cell>
          <table:table-cell office:value-type="float" office:value="791.79368760214" calcext:value-type="float">
            <text:p>791.79368760214</text:p>
          </table:table-cell>
          <table:table-cell office:value-type="float" office:value="387.223372987317" calcext:value-type="float">
            <text:p>387.22337298731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80" calcext:value-type="float">
            <text:p>180</text:p>
          </table:table-cell>
          <table:table-cell office:value-type="float" office:value="537.812568868267" calcext:value-type="float">
            <text:p>537.812568868267</text:p>
          </table:table-cell>
          <table:table-cell office:value-type="float" office:value="238.080982256295" calcext:value-type="float">
            <text:p>238.08098225629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8" calcext:value-type="float">
            <text:p>138</text:p>
          </table:table-cell>
          <table:table-cell office:value-type="float" office:value="536.300871087362" calcext:value-type="float">
            <text:p>536.300871087362</text:p>
          </table:table-cell>
          <table:table-cell office:value-type="float" office:value="360.73637501814" calcext:value-type="float">
            <text:p>360.7363750181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07" calcext:value-type="float">
            <text:p>207</text:p>
          </table:table-cell>
          <table:table-cell office:value-type="float" office:value="630.176708564493" calcext:value-type="float">
            <text:p>630.176708564493</text:p>
          </table:table-cell>
          <table:table-cell office:value-type="float" office:value="238.976111365894" calcext:value-type="float">
            <text:p>238.97611136589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15" calcext:value-type="float">
            <text:p>215</text:p>
          </table:table-cell>
          <table:table-cell office:value-type="float" office:value="690.429081824884" calcext:value-type="float">
            <text:p>690.429081824884</text:p>
          </table:table-cell>
          <table:table-cell office:value-type="float" office:value="265.460987045568" calcext:value-type="float">
            <text:p>265.46098704556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05" calcext:value-type="float">
            <text:p>205</text:p>
          </table:table-cell>
          <table:table-cell office:value-type="float" office:value="559.21587576522" calcext:value-type="float">
            <text:p>559.21587576522</text:p>
          </table:table-cell>
          <table:table-cell office:value-type="float" office:value="266.602405964042" calcext:value-type="float">
            <text:p>266.60240596404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06" calcext:value-type="float">
            <text:p>206</text:p>
          </table:table-cell>
          <table:table-cell office:value-type="float" office:value="428.441970883194" calcext:value-type="float">
            <text:p>428.441970883194</text:p>
          </table:table-cell>
          <table:table-cell office:value-type="float" office:value="289.809322021459" calcext:value-type="float">
            <text:p>289.80932202145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57" calcext:value-type="float">
            <text:p>257</text:p>
          </table:table-cell>
          <table:table-cell office:value-type="float" office:value="634.073222729922" calcext:value-type="float">
            <text:p>634.073222729922</text:p>
          </table:table-cell>
          <table:table-cell office:value-type="float" office:value="242.40191717074" calcext:value-type="float">
            <text:p>242.4019171707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20" calcext:value-type="float">
            <text:p>220</text:p>
          </table:table-cell>
          <table:table-cell office:value-type="float" office:value="737.769526166682" calcext:value-type="float">
            <text:p>737.769526166682</text:p>
          </table:table-cell>
          <table:table-cell office:value-type="float" office:value="304.019743659389" calcext:value-type="float">
            <text:p>304.01974365938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82" calcext:value-type="float">
            <text:p>182</text:p>
          </table:table-cell>
          <table:table-cell office:value-type="float" office:value="735.306249795" calcext:value-type="float">
            <text:p>735.306249795</text:p>
          </table:table-cell>
          <table:table-cell office:value-type="float" office:value="288.392303560677" calcext:value-type="float">
            <text:p>288.39230356067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68" calcext:value-type="float">
            <text:p>168</text:p>
          </table:table-cell>
          <table:table-cell office:value-type="float" office:value="789.816390284583" calcext:value-type="float">
            <text:p>789.816390284583</text:p>
          </table:table-cell>
          <table:table-cell office:value-type="float" office:value="235.385109824897" calcext:value-type="float">
            <text:p>235.38510982489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59" calcext:value-type="float">
            <text:p>259</text:p>
          </table:table-cell>
          <table:table-cell office:value-type="float" office:value="649.468725517683" calcext:value-type="float">
            <text:p>649.468725517683</text:p>
          </table:table-cell>
          <table:table-cell office:value-type="float" office:value="209.310199025838" calcext:value-type="float">
            <text:p>209.31019902583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11" calcext:value-type="float">
            <text:p>211</text:p>
          </table:table-cell>
          <table:table-cell office:value-type="float" office:value="613.47837474801" calcext:value-type="float">
            <text:p>613.47837474801</text:p>
          </table:table-cell>
          <table:table-cell office:value-type="float" office:value="383.809874621972" calcext:value-type="float">
            <text:p>383.80987462197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07" calcext:value-type="float">
            <text:p>207</text:p>
          </table:table-cell>
          <table:table-cell office:value-type="float" office:value="580.684932745362" calcext:value-type="float">
            <text:p>580.684932745362</text:p>
          </table:table-cell>
          <table:table-cell office:value-type="float" office:value="336.784184954552" calcext:value-type="float">
            <text:p>336.78418495455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53" calcext:value-type="float">
            <text:p>153</text:p>
          </table:table-cell>
          <table:table-cell office:value-type="float" office:value="934.61826447" calcext:value-type="float">
            <text:p>934.61826447</text:p>
          </table:table-cell>
          <table:table-cell office:value-type="float" office:value="379.439940001171" calcext:value-type="float">
            <text:p>379.439940001171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47" calcext:value-type="float">
            <text:p>247</text:p>
          </table:table-cell>
          <table:table-cell office:value-type="float" office:value="724.999906201296" calcext:value-type="float">
            <text:p>724.999906201296</text:p>
          </table:table-cell>
          <table:table-cell office:value-type="float" office:value="149.194265787929" calcext:value-type="float">
            <text:p>149.194265787929</text:p>
          </table:table-cell>
          <table:table-cell table:formula="of:=AVERAGE([.I159:.I178])" office:value-type="float" office:value="292.91961450474" calcext:value-type="float">
            <text:p>292.91961450474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20" calcext:value-type="float">
            <text:p>320</text:p>
          </table:table-cell>
          <table:table-cell office:value-type="float" office:value="294.44515078135" calcext:value-type="float">
            <text:p>294.44515078135</text:p>
          </table:table-cell>
          <table:table-cell office:value-type="float" office:value="168.795728680474" calcext:value-type="float">
            <text:p>168.79572868047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84" calcext:value-type="float">
            <text:p>384</text:p>
          </table:table-cell>
          <table:table-cell office:value-type="float" office:value="216.99492855043" calcext:value-type="float">
            <text:p>216.99492855043</text:p>
          </table:table-cell>
          <table:table-cell office:value-type="float" office:value="166.615441709856" calcext:value-type="float">
            <text:p>166.61544170985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43" calcext:value-type="float">
            <text:p>143</text:p>
          </table:table-cell>
          <table:table-cell office:value-type="float" office:value="286.676536450238" calcext:value-type="float">
            <text:p>286.676536450238</text:p>
          </table:table-cell>
          <table:table-cell office:value-type="float" office:value="236.115337641837" calcext:value-type="float">
            <text:p>236.11533764183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0" calcext:value-type="float">
            <text:p>340</text:p>
          </table:table-cell>
          <table:table-cell office:value-type="float" office:value="70.6025135955265" calcext:value-type="float">
            <text:p>70.6025135955265</text:p>
          </table:table-cell>
          <table:table-cell office:value-type="float" office:value="62.8868242192595" calcext:value-type="float">
            <text:p>62.886824219259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1" calcext:value-type="float">
            <text:p>441</text:p>
          </table:table-cell>
          <table:table-cell office:value-type="float" office:value="56.75949612639" calcext:value-type="float">
            <text:p>56.75949612639</text:p>
          </table:table-cell>
          <table:table-cell office:value-type="float" office:value="68.7471403744621" calcext:value-type="float">
            <text:p>68.747140374462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" calcext:value-type="float">
            <text:p>34</text:p>
          </table:table-cell>
          <table:table-cell office:value-type="float" office:value="1665.24532211529" calcext:value-type="float">
            <text:p>1665.24532211529</text:p>
          </table:table-cell>
          <table:table-cell office:value-type="float" office:value="790.222957557615" calcext:value-type="float">
            <text:p>790.22295755761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15" calcext:value-type="float">
            <text:p>415</text:p>
          </table:table-cell>
          <table:table-cell office:value-type="float" office:value="70.7807662911855" calcext:value-type="float">
            <text:p>70.7807662911855</text:p>
          </table:table-cell>
          <table:table-cell office:value-type="float" office:value="81.2242640622918" calcext:value-type="float">
            <text:p>81.224264062291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1" calcext:value-type="float">
            <text:p>401</text:p>
          </table:table-cell>
          <table:table-cell office:value-type="float" office:value="117.63184778709" calcext:value-type="float">
            <text:p>117.63184778709</text:p>
          </table:table-cell>
          <table:table-cell office:value-type="float" office:value="141.25549015104" calcext:value-type="float">
            <text:p>141.2554901510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92" calcext:value-type="float">
            <text:p>292</text:p>
          </table:table-cell>
          <table:table-cell office:value-type="float" office:value="264.805493142462" calcext:value-type="float">
            <text:p>264.805493142462</text:p>
          </table:table-cell>
          <table:table-cell office:value-type="float" office:value="334.53233855629" calcext:value-type="float">
            <text:p>334.5323385562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8" calcext:value-type="float">
            <text:p>448</text:p>
          </table:table-cell>
          <table:table-cell office:value-type="float" office:value="107.620055727542" calcext:value-type="float">
            <text:p>107.620055727542</text:p>
          </table:table-cell>
          <table:table-cell office:value-type="float" office:value="111.719515611947" calcext:value-type="float">
            <text:p>111.71951561194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59" calcext:value-type="float">
            <text:p>459</text:p>
          </table:table-cell>
          <table:table-cell office:value-type="float" office:value="114.064852405584" calcext:value-type="float">
            <text:p>114.064852405584</text:p>
          </table:table-cell>
          <table:table-cell office:value-type="float" office:value="106.599736524441" calcext:value-type="float">
            <text:p>106.5997365244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46" calcext:value-type="float">
            <text:p>446</text:p>
          </table:table-cell>
          <table:table-cell office:value-type="float" office:value="268.091946688744" calcext:value-type="float">
            <text:p>268.091946688744</text:p>
          </table:table-cell>
          <table:table-cell office:value-type="float" office:value="272.537639449872" calcext:value-type="float">
            <text:p>272.53763944987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8" calcext:value-type="float">
            <text:p>408</text:p>
          </table:table-cell>
          <table:table-cell office:value-type="float" office:value="553.910744788333" calcext:value-type="float">
            <text:p>553.910744788333</text:p>
          </table:table-cell>
          <table:table-cell office:value-type="float" office:value="123.058629318504" calcext:value-type="float">
            <text:p>123.05862931850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6" calcext:value-type="float">
            <text:p>426</text:p>
          </table:table-cell>
          <table:table-cell office:value-type="float" office:value="347.010418134413" calcext:value-type="float">
            <text:p>347.010418134413</text:p>
          </table:table-cell>
          <table:table-cell office:value-type="float" office:value="185.26290339653" calcext:value-type="float">
            <text:p>185.2629033965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5" calcext:value-type="float">
            <text:p>425</text:p>
          </table:table-cell>
          <table:table-cell office:value-type="float" office:value="109.901590673221" calcext:value-type="float">
            <text:p>109.901590673221</text:p>
          </table:table-cell>
          <table:table-cell office:value-type="float" office:value="145.072671333797" calcext:value-type="float">
            <text:p>145.07267133379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52" calcext:value-type="float">
            <text:p>352</text:p>
          </table:table-cell>
          <table:table-cell office:value-type="float" office:value="196.358974225926" calcext:value-type="float">
            <text:p>196.358974225926</text:p>
          </table:table-cell>
          <table:table-cell office:value-type="float" office:value="185.76774482819" calcext:value-type="float">
            <text:p>185.7677448281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79" calcext:value-type="float">
            <text:p>379</text:p>
          </table:table-cell>
          <table:table-cell office:value-type="float" office:value="142.225071264913" calcext:value-type="float">
            <text:p>142.225071264913</text:p>
          </table:table-cell>
          <table:table-cell office:value-type="float" office:value="105.56853756886" calcext:value-type="float">
            <text:p>105.5685375688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13" calcext:value-type="float">
            <text:p>413</text:p>
          </table:table-cell>
          <table:table-cell office:value-type="float" office:value="103.208750762642" calcext:value-type="float">
            <text:p>103.208750762642</text:p>
          </table:table-cell>
          <table:table-cell office:value-type="float" office:value="109.048573747952" calcext:value-type="float">
            <text:p>109.04857374795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28" calcext:value-type="float">
            <text:p>428</text:p>
          </table:table-cell>
          <table:table-cell office:value-type="float" office:value="147.057924382217" calcext:value-type="float">
            <text:p>147.057924382217</text:p>
          </table:table-cell>
          <table:table-cell office:value-type="float" office:value="148.709270659731" calcext:value-type="float">
            <text:p>148.709270659731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89" calcext:value-type="float">
            <text:p>289</text:p>
          </table:table-cell>
          <table:table-cell office:value-type="float" office:value="675.226933861419" calcext:value-type="float">
            <text:p>675.226933861419</text:p>
          </table:table-cell>
          <table:table-cell office:value-type="float" office:value="191.39421560946" calcext:value-type="float">
            <text:p>191.39421560946</text:p>
          </table:table-cell>
          <table:table-cell table:formula="of:=AVERAGE([.I185:.I204])" office:value-type="float" office:value="783.434654653509" calcext:value-type="float">
            <text:p>783.434654653509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40" calcext:value-type="float">
            <text:p>240</text:p>
          </table:table-cell>
          <table:table-cell office:value-type="float" office:value="738.978562150042" calcext:value-type="float">
            <text:p>738.978562150042</text:p>
          </table:table-cell>
          <table:table-cell office:value-type="float" office:value="332.55440312467" calcext:value-type="float">
            <text:p>332.554403124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64" calcext:value-type="float">
            <text:p>164</text:p>
          </table:table-cell>
          <table:table-cell office:value-type="float" office:value="531.294706868037" calcext:value-type="float">
            <text:p>531.294706868037</text:p>
          </table:table-cell>
          <table:table-cell office:value-type="float" office:value="172.6662920449" calcext:value-type="float">
            <text:p>172.666292044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11" calcext:value-type="float">
            <text:p>211</text:p>
          </table:table-cell>
          <table:table-cell office:value-type="float" office:value="585.384861460427" calcext:value-type="float">
            <text:p>585.384861460427</text:p>
          </table:table-cell>
          <table:table-cell office:value-type="float" office:value="395.533623589846" calcext:value-type="float">
            <text:p>395.53362358984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06" calcext:value-type="float">
            <text:p>206</text:p>
          </table:table-cell>
          <table:table-cell office:value-type="float" office:value="801.633300113932" calcext:value-type="float">
            <text:p>801.633300113932</text:p>
          </table:table-cell>
          <table:table-cell office:value-type="float" office:value="314.077366965297" calcext:value-type="float">
            <text:p>314.07736696529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3" calcext:value-type="float">
            <text:p>83</text:p>
          </table:table-cell>
          <table:table-cell office:value-type="float" office:value="291.78531508012" calcext:value-type="float">
            <text:p>291.78531508012</text:p>
          </table:table-cell>
          <table:table-cell office:value-type="float" office:value="263.650789792714" calcext:value-type="float">
            <text:p>263.65078979271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71" calcext:value-type="float">
            <text:p>171</text:p>
          </table:table-cell>
          <table:table-cell office:value-type="float" office:value="809.415272891228" calcext:value-type="float">
            <text:p>809.415272891228</text:p>
          </table:table-cell>
          <table:table-cell office:value-type="float" office:value="240.633201264444" calcext:value-type="float">
            <text:p>240.63320126444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72" calcext:value-type="float">
            <text:p>272</text:p>
          </table:table-cell>
          <table:table-cell office:value-type="float" office:value="753.523038476066" calcext:value-type="float">
            <text:p>753.523038476066</text:p>
          </table:table-cell>
          <table:table-cell office:value-type="float" office:value="210.23535342332" calcext:value-type="float">
            <text:p>210.235353423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48" calcext:value-type="float">
            <text:p>248</text:p>
          </table:table-cell>
          <table:table-cell office:value-type="float" office:value="529.103829772097" calcext:value-type="float">
            <text:p>529.103829772097</text:p>
          </table:table-cell>
          <table:table-cell office:value-type="float" office:value="111.935243463689" calcext:value-type="float">
            <text:p>111.93524346368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61" calcext:value-type="float">
            <text:p>161</text:p>
          </table:table-cell>
          <table:table-cell office:value-type="float" office:value="882.992555700683" calcext:value-type="float">
            <text:p>882.992555700683</text:p>
          </table:table-cell>
          <table:table-cell office:value-type="float" office:value="159.788524155665" calcext:value-type="float">
            <text:p>159.78852415566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76" calcext:value-type="float">
            <text:p>176</text:p>
          </table:table-cell>
          <table:table-cell office:value-type="float" office:value="925.71588540233" calcext:value-type="float">
            <text:p>925.71588540233</text:p>
          </table:table-cell>
          <table:table-cell office:value-type="float" office:value="563.6701042557" calcext:value-type="float">
            <text:p>563.670104255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18" calcext:value-type="float">
            <text:p>218</text:p>
          </table:table-cell>
          <table:table-cell office:value-type="float" office:value="555.840627094404" calcext:value-type="float">
            <text:p>555.840627094404</text:p>
          </table:table-cell>
          <table:table-cell office:value-type="float" office:value="284.262960654378" calcext:value-type="float">
            <text:p>284.26296065437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53" calcext:value-type="float">
            <text:p>153</text:p>
          </table:table-cell>
          <table:table-cell office:value-type="float" office:value="557.250206095974" calcext:value-type="float">
            <text:p>557.250206095974</text:p>
          </table:table-cell>
          <table:table-cell office:value-type="float" office:value="508.552856586379" calcext:value-type="float">
            <text:p>508.55285658637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32" calcext:value-type="float">
            <text:p>232</text:p>
          </table:table-cell>
          <table:table-cell office:value-type="float" office:value="613.667208756336" calcext:value-type="float">
            <text:p>613.667208756336</text:p>
          </table:table-cell>
          <table:table-cell office:value-type="float" office:value="248.800164747374" calcext:value-type="float">
            <text:p>248.80016474737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67" calcext:value-type="float">
            <text:p>167</text:p>
          </table:table-cell>
          <table:table-cell office:value-type="float" office:value="464.109441237719" calcext:value-type="float">
            <text:p>464.109441237719</text:p>
          </table:table-cell>
          <table:table-cell office:value-type="float" office:value="361.199100852421" calcext:value-type="float">
            <text:p>361.19910085242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48" calcext:value-type="float">
            <text:p>148</text:p>
          </table:table-cell>
          <table:table-cell office:value-type="float" office:value="1037.37118744453" calcext:value-type="float">
            <text:p>1037.37118744453</text:p>
          </table:table-cell>
          <table:table-cell office:value-type="float" office:value="164.673981706754" calcext:value-type="float">
            <text:p>164.67398170675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40" calcext:value-type="float">
            <text:p>140</text:p>
          </table:table-cell>
          <table:table-cell office:value-type="float" office:value="1177.94045840779" calcext:value-type="float">
            <text:p>1177.94045840779</text:p>
          </table:table-cell>
          <table:table-cell office:value-type="float" office:value="230.529887556045" calcext:value-type="float">
            <text:p>230.52988755604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3" calcext:value-type="float">
            <text:p>113</text:p>
          </table:table-cell>
          <table:table-cell office:value-type="float" office:value="763.548290514177" calcext:value-type="float">
            <text:p>763.548290514177</text:p>
          </table:table-cell>
          <table:table-cell office:value-type="float" office:value="327.53291628689" calcext:value-type="float">
            <text:p>327.5329162868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7" calcext:value-type="float">
            <text:p>17</text:p>
          </table:table-cell>
          <table:table-cell office:value-type="float" office:value="1784.17309363271" calcext:value-type="float">
            <text:p>1784.17309363271</text:p>
          </table:table-cell>
          <table:table-cell office:value-type="float" office:value="838.739454910265" calcext:value-type="float">
            <text:p>838.73945491026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65" calcext:value-type="float">
            <text:p>65</text:p>
          </table:table-cell>
          <table:table-cell office:value-type="float" office:value="1189.73831811017" calcext:value-type="float">
            <text:p>1189.73831811017</text:p>
          </table:table-cell>
          <table:table-cell office:value-type="float" office:value="260.381580603055" calcext:value-type="float">
            <text:p>260.381580603055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842.885755581906" calcext:value-type="float">
            <text:p>842.885755581906</text:p>
          </table:table-cell>
          <table:table-cell office:value-type="float" office:value="253.520441648452" calcext:value-type="float">
            <text:p>253.520441648452</text:p>
          </table:table-cell>
          <table:table-cell table:formula="of:=AVERAGE([.I211:.I230])" office:value-type="float" office:value="1014.91715319687" calcext:value-type="float">
            <text:p>1014.91715319687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1" calcext:value-type="float">
            <text:p>131</text:p>
          </table:table-cell>
          <table:table-cell office:value-type="float" office:value="810.463595149771" calcext:value-type="float">
            <text:p>810.463595149771</text:p>
          </table:table-cell>
          <table:table-cell office:value-type="float" office:value="493.689497721493" calcext:value-type="float">
            <text:p>493.68949772149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" calcext:value-type="float">
            <text:p>7</text:p>
          </table:table-cell>
          <table:table-cell office:value-type="float" office:value="2385.348194188" calcext:value-type="float">
            <text:p>2385.348194188</text:p>
          </table:table-cell>
          <table:table-cell office:value-type="float" office:value="9.62371150968811" calcext:value-type="float">
            <text:p>9.6237115096881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8" calcext:value-type="float">
            <text:p>118</text:p>
          </table:table-cell>
          <table:table-cell office:value-type="float" office:value="727.920098139958" calcext:value-type="float">
            <text:p>727.920098139958</text:p>
          </table:table-cell>
          <table:table-cell office:value-type="float" office:value="460.528602052014" calcext:value-type="float">
            <text:p>460.52860205201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8" calcext:value-type="float">
            <text:p>48</text:p>
          </table:table-cell>
          <table:table-cell office:value-type="float" office:value="484.295865425813" calcext:value-type="float">
            <text:p>484.295865425813</text:p>
          </table:table-cell>
          <table:table-cell office:value-type="float" office:value="329.620130907332" calcext:value-type="float">
            <text:p>329.6201309073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50" calcext:value-type="float">
            <text:p>150</text:p>
          </table:table-cell>
          <table:table-cell office:value-type="float" office:value="1108.1247281632" calcext:value-type="float">
            <text:p>1108.1247281632</text:p>
          </table:table-cell>
          <table:table-cell office:value-type="float" office:value="357.673021248309" calcext:value-type="float">
            <text:p>357.67302124830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7" calcext:value-type="float">
            <text:p>107</text:p>
          </table:table-cell>
          <table:table-cell office:value-type="float" office:value="1038.04936664196" calcext:value-type="float">
            <text:p>1038.04936664196</text:p>
          </table:table-cell>
          <table:table-cell office:value-type="float" office:value="612.133037424792" calcext:value-type="float">
            <text:p>612.13303742479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2" calcext:value-type="float">
            <text:p>92</text:p>
          </table:table-cell>
          <table:table-cell office:value-type="float" office:value="1301.44758832783" calcext:value-type="float">
            <text:p>1301.44758832783</text:p>
          </table:table-cell>
          <table:table-cell office:value-type="float" office:value="255.795548359159" calcext:value-type="float">
            <text:p>255.79554835915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3" calcext:value-type="float">
            <text:p>33</text:p>
          </table:table-cell>
          <table:table-cell office:value-type="float" office:value="1213.50852548312" calcext:value-type="float">
            <text:p>1213.50852548312</text:p>
          </table:table-cell>
          <table:table-cell office:value-type="float" office:value="288.121984278403" calcext:value-type="float">
            <text:p>288.12198427840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43" calcext:value-type="float">
            <text:p>143</text:p>
          </table:table-cell>
          <table:table-cell office:value-type="float" office:value="791.013277644126" calcext:value-type="float">
            <text:p>791.013277644126</text:p>
          </table:table-cell>
          <table:table-cell office:value-type="float" office:value="339.826734979191" calcext:value-type="float">
            <text:p>339.82673497919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71" calcext:value-type="float">
            <text:p>171</text:p>
          </table:table-cell>
          <table:table-cell office:value-type="float" office:value="995.445573398538" calcext:value-type="float">
            <text:p>995.445573398538</text:p>
          </table:table-cell>
          <table:table-cell office:value-type="float" office:value="294.5428332873" calcext:value-type="float">
            <text:p>294.542833287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5" calcext:value-type="float">
            <text:p>95</text:p>
          </table:table-cell>
          <table:table-cell office:value-type="float" office:value="1239.87963584368" calcext:value-type="float">
            <text:p>1239.87963584368</text:p>
          </table:table-cell>
          <table:table-cell office:value-type="float" office:value="195.766588469225" calcext:value-type="float">
            <text:p>195.76658846922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3" calcext:value-type="float">
            <text:p>123</text:p>
          </table:table-cell>
          <table:table-cell office:value-type="float" office:value="835.96673320122" calcext:value-type="float">
            <text:p>835.96673320122</text:p>
          </table:table-cell>
          <table:table-cell office:value-type="float" office:value="385.497434410233" calcext:value-type="float">
            <text:p>385.49743441023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8" calcext:value-type="float">
            <text:p>138</text:p>
          </table:table-cell>
          <table:table-cell office:value-type="float" office:value="939.987503741087" calcext:value-type="float">
            <text:p>939.987503741087</text:p>
          </table:table-cell>
          <table:table-cell office:value-type="float" office:value="452.161974451818" calcext:value-type="float">
            <text:p>452.16197445181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7" calcext:value-type="float">
            <text:p>97</text:p>
          </table:table-cell>
          <table:table-cell office:value-type="float" office:value="1052.78396625876" calcext:value-type="float">
            <text:p>1052.78396625876</text:p>
          </table:table-cell>
          <table:table-cell office:value-type="float" office:value="308.534858308881" calcext:value-type="float">
            <text:p>308.53485830888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7" calcext:value-type="float">
            <text:p>77</text:p>
          </table:table-cell>
          <table:table-cell office:value-type="float" office:value="911.562280887247" calcext:value-type="float">
            <text:p>911.562280887247</text:p>
          </table:table-cell>
          <table:table-cell office:value-type="float" office:value="413.237892976123" calcext:value-type="float">
            <text:p>413.23789297612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8" calcext:value-type="float">
            <text:p>88</text:p>
          </table:table-cell>
          <table:table-cell office:value-type="float" office:value="1105.44359893544" calcext:value-type="float">
            <text:p>1105.44359893544</text:p>
          </table:table-cell>
          <table:table-cell office:value-type="float" office:value="307.636324022331" calcext:value-type="float">
            <text:p>307.63632402233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57" calcext:value-type="float">
            <text:p>157</text:p>
          </table:table-cell>
          <table:table-cell office:value-type="float" office:value="809.674506179554" calcext:value-type="float">
            <text:p>809.674506179554</text:p>
          </table:table-cell>
          <table:table-cell office:value-type="float" office:value="231.248143166413" calcext:value-type="float">
            <text:p>231.2481431664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1" calcext:value-type="float">
            <text:p>91</text:p>
          </table:table-cell>
          <table:table-cell office:value-type="float" office:value="649.055135713583" calcext:value-type="float">
            <text:p>649.055135713583</text:p>
          </table:table-cell>
          <table:table-cell office:value-type="float" office:value="582.631992302716" calcext:value-type="float">
            <text:p>582.63199230271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9" calcext:value-type="float">
            <text:p>119</text:p>
          </table:table-cell>
          <table:table-cell office:value-type="float" office:value="1055.48713503269" calcext:value-type="float">
            <text:p>1055.48713503269</text:p>
          </table:table-cell>
          <table:table-cell office:value-type="float" office:value="441.822521391655" calcext:value-type="float">
            <text:p>441.822521391655</text:p>
          </table:table-cell>
          <table:table-cell table:number-columns-repeated="6"/>
        </table:table-row>
        <table:table-row table:style-name="ro2" table:number-rows-repeated="7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3" calcext:value-type="float">
            <text:p>343</text:p>
          </table:table-cell>
          <table:table-cell office:value-type="float" office:value="639.961863845889" calcext:value-type="float">
            <text:p>639.961863845889</text:p>
          </table:table-cell>
          <table:table-cell office:value-type="float" office:value="317.361062525323" calcext:value-type="float">
            <text:p>317.361062525323</text:p>
          </table:table-cell>
          <table:table-cell table:formula="of:=AVERAGE([.I238:.I257])" office:value-type="float" office:value="631.650513509048" calcext:value-type="float">
            <text:p>631.65051350904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96" calcext:value-type="float">
            <text:p>196</text:p>
          </table:table-cell>
          <table:table-cell office:value-type="float" office:value="143.122988731286" calcext:value-type="float">
            <text:p>143.122988731286</text:p>
          </table:table-cell>
          <table:table-cell office:value-type="float" office:value="92.8093278923101" calcext:value-type="float">
            <text:p>92.809327892310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" calcext:value-type="float">
            <text:p>13</text:p>
          </table:table-cell>
          <table:table-cell office:value-type="float" office:value="615.360481397254" calcext:value-type="float">
            <text:p>615.360481397254</text:p>
          </table:table-cell>
          <table:table-cell office:value-type="float" office:value="19.6340725197297" calcext:value-type="float">
            <text:p>19.634072519729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9" calcext:value-type="float">
            <text:p>119</text:p>
          </table:table-cell>
          <table:table-cell office:value-type="float" office:value="946.494056114202" calcext:value-type="float">
            <text:p>946.494056114202</text:p>
          </table:table-cell>
          <table:table-cell office:value-type="float" office:value="118.772524504557" calcext:value-type="float">
            <text:p>118.77252450455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45" calcext:value-type="float">
            <text:p>245</text:p>
          </table:table-cell>
          <table:table-cell office:value-type="float" office:value="817.527362755388" calcext:value-type="float">
            <text:p>817.527362755388</text:p>
          </table:table-cell>
          <table:table-cell office:value-type="float" office:value="130.880724086138" calcext:value-type="float">
            <text:p>130.88072408613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95" calcext:value-type="float">
            <text:p>295</text:p>
          </table:table-cell>
          <table:table-cell office:value-type="float" office:value="625.24422395" calcext:value-type="float">
            <text:p>625.24422395</text:p>
          </table:table-cell>
          <table:table-cell office:value-type="float" office:value="165.666469019916" calcext:value-type="float">
            <text:p>165.66646901991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8" calcext:value-type="float">
            <text:p>78</text:p>
          </table:table-cell>
          <table:table-cell office:value-type="float" office:value="240.275571044718" calcext:value-type="float">
            <text:p>240.275571044718</text:p>
          </table:table-cell>
          <table:table-cell office:value-type="float" office:value="279.817490704244" calcext:value-type="float">
            <text:p>279.81749070424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7" calcext:value-type="float">
            <text:p>57</text:p>
          </table:table-cell>
          <table:table-cell office:value-type="float" office:value="614.486377851035" calcext:value-type="float">
            <text:p>614.486377851035</text:p>
          </table:table-cell>
          <table:table-cell office:value-type="float" office:value="105.921211663969" calcext:value-type="float">
            <text:p>105.92121166396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2" calcext:value-type="float">
            <text:p>12</text:p>
          </table:table-cell>
          <table:table-cell office:value-type="float" office:value="1726.48929118767" calcext:value-type="float">
            <text:p>1726.48929118767</text:p>
          </table:table-cell>
          <table:table-cell office:value-type="float" office:value="15.101833641531" calcext:value-type="float">
            <text:p>15.10183364153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1" calcext:value-type="float">
            <text:p>41</text:p>
          </table:table-cell>
          <table:table-cell office:value-type="float" office:value="11.0312596178734" calcext:value-type="float">
            <text:p>11.0312596178734</text:p>
          </table:table-cell>
          <table:table-cell office:value-type="float" office:value="18.3294838595527" calcext:value-type="float">
            <text:p>18.329483859552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51" calcext:value-type="float">
            <text:p>251</text:p>
          </table:table-cell>
          <table:table-cell office:value-type="float" office:value="327.800839749434" calcext:value-type="float">
            <text:p>327.800839749434</text:p>
          </table:table-cell>
          <table:table-cell office:value-type="float" office:value="149.852055258805" calcext:value-type="float">
            <text:p>149.85205525880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33" calcext:value-type="float">
            <text:p>333</text:p>
          </table:table-cell>
          <table:table-cell office:value-type="float" office:value="841.602839107958" calcext:value-type="float">
            <text:p>841.602839107958</text:p>
          </table:table-cell>
          <table:table-cell office:value-type="float" office:value="361.940054895004" calcext:value-type="float">
            <text:p>361.94005489500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07" calcext:value-type="float">
            <text:p>407</text:p>
          </table:table-cell>
          <table:table-cell office:value-type="float" office:value="593.958861303686" calcext:value-type="float">
            <text:p>593.958861303686</text:p>
          </table:table-cell>
          <table:table-cell office:value-type="float" office:value="269.617363391942" calcext:value-type="float">
            <text:p>269.61736339194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92" calcext:value-type="float">
            <text:p>92</text:p>
          </table:table-cell>
          <table:table-cell office:value-type="float" office:value="1204.8459047575" calcext:value-type="float">
            <text:p>1204.8459047575</text:p>
          </table:table-cell>
          <table:table-cell office:value-type="float" office:value="95.5464247291432" calcext:value-type="float">
            <text:p>95.54642472914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70" calcext:value-type="float">
            <text:p>170</text:p>
          </table:table-cell>
          <table:table-cell office:value-type="float" office:value="817.414937207176" calcext:value-type="float">
            <text:p>817.414937207176</text:p>
          </table:table-cell>
          <table:table-cell office:value-type="float" office:value="120.129108534434" calcext:value-type="float">
            <text:p>120.12910853443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3" calcext:value-type="float">
            <text:p>53</text:p>
          </table:table-cell>
          <table:table-cell office:value-type="float" office:value="122.454021471264" calcext:value-type="float">
            <text:p>122.454021471264</text:p>
          </table:table-cell>
          <table:table-cell office:value-type="float" office:value="74.6202033437564" calcext:value-type="float">
            <text:p>74.620203343756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3" calcext:value-type="float">
            <text:p>343</text:p>
          </table:table-cell>
          <table:table-cell office:value-type="float" office:value="639.961863845889" calcext:value-type="float">
            <text:p>639.961863845889</text:p>
          </table:table-cell>
          <table:table-cell office:value-type="float" office:value="317.361062525323" calcext:value-type="float">
            <text:p>317.36106252532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96" calcext:value-type="float">
            <text:p>196</text:p>
          </table:table-cell>
          <table:table-cell office:value-type="float" office:value="143.122988731286" calcext:value-type="float">
            <text:p>143.122988731286</text:p>
          </table:table-cell>
          <table:table-cell office:value-type="float" office:value="92.8093278923101" calcext:value-type="float">
            <text:p>92.809327892310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3" calcext:value-type="float">
            <text:p>13</text:p>
          </table:table-cell>
          <table:table-cell office:value-type="float" office:value="615.360481397254" calcext:value-type="float">
            <text:p>615.360481397254</text:p>
          </table:table-cell>
          <table:table-cell office:value-type="float" office:value="19.6340725197297" calcext:value-type="float">
            <text:p>19.634072519729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9" calcext:value-type="float">
            <text:p>119</text:p>
          </table:table-cell>
          <table:table-cell office:value-type="float" office:value="946.494056114202" calcext:value-type="float">
            <text:p>946.494056114202</text:p>
          </table:table-cell>
          <table:table-cell office:value-type="float" office:value="118.772524504557" calcext:value-type="float">
            <text:p>118.772524504557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7" calcext:value-type="float">
            <text:p>37</text:p>
          </table:table-cell>
          <table:table-cell office:value-type="float" office:value="1220.71931240919" calcext:value-type="float">
            <text:p>1220.71931240919</text:p>
          </table:table-cell>
          <table:table-cell office:value-type="float" office:value="35.7753901150206" calcext:value-type="float">
            <text:p>35.7753901150206</text:p>
          </table:table-cell>
          <table:table-cell table:formula="of:=AVERAGE([.I264:.I283])" office:value-type="float" office:value="883.95870910978" calcext:value-type="float">
            <text:p>883.95870910978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3" calcext:value-type="float">
            <text:p>73</text:p>
          </table:table-cell>
          <table:table-cell office:value-type="float" office:value="526.812954065" calcext:value-type="float">
            <text:p>526.812954065</text:p>
          </table:table-cell>
          <table:table-cell office:value-type="float" office:value="90.7591302237913" calcext:value-type="float">
            <text:p>90.75913022379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9" calcext:value-type="float">
            <text:p>79</text:p>
          </table:table-cell>
          <table:table-cell office:value-type="float" office:value="760.796673057848" calcext:value-type="float">
            <text:p>760.796673057848</text:p>
          </table:table-cell>
          <table:table-cell office:value-type="float" office:value="276.419875178205" calcext:value-type="float">
            <text:p>276.41987517820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6" calcext:value-type="float">
            <text:p>46</text:p>
          </table:table-cell>
          <table:table-cell office:value-type="float" office:value="54.5749954903804" calcext:value-type="float">
            <text:p>54.5749954903804</text:p>
          </table:table-cell>
          <table:table-cell office:value-type="float" office:value="27.8695538775632" calcext:value-type="float">
            <text:p>27.869553877563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4" calcext:value-type="float">
            <text:p>74</text:p>
          </table:table-cell>
          <table:table-cell office:value-type="float" office:value="1219.552009617" calcext:value-type="float">
            <text:p>1219.552009617</text:p>
          </table:table-cell>
          <table:table-cell office:value-type="float" office:value="283.967010917945" calcext:value-type="float">
            <text:p>283.96701091794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47" calcext:value-type="float">
            <text:p>147</text:p>
          </table:table-cell>
          <table:table-cell office:value-type="float" office:value="1350.57139750333" calcext:value-type="float">
            <text:p>1350.57139750333</text:p>
          </table:table-cell>
          <table:table-cell office:value-type="float" office:value="261.854240433075" calcext:value-type="float">
            <text:p>261.85424043307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2" calcext:value-type="float">
            <text:p>112</text:p>
          </table:table-cell>
          <table:table-cell office:value-type="float" office:value="1492.20332170196" calcext:value-type="float">
            <text:p>1492.20332170196</text:p>
          </table:table-cell>
          <table:table-cell office:value-type="float" office:value="485.409560995159" calcext:value-type="float">
            <text:p>485.40956099515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2" calcext:value-type="float">
            <text:p>32</text:p>
          </table:table-cell>
          <table:table-cell office:value-type="float" office:value="1361.06430234244" calcext:value-type="float">
            <text:p>1361.06430234244</text:p>
          </table:table-cell>
          <table:table-cell office:value-type="float" office:value="119.26284100945" calcext:value-type="float">
            <text:p>119.2628410094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1" calcext:value-type="float">
            <text:p>31</text:p>
          </table:table-cell>
          <table:table-cell office:value-type="float" office:value="254.920812199381" calcext:value-type="float">
            <text:p>254.920812199381</text:p>
          </table:table-cell>
          <table:table-cell office:value-type="float" office:value="22.1313792049141" calcext:value-type="float">
            <text:p>22.13137920491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" calcext:value-type="float">
            <text:p>3</text:p>
          </table:table-cell>
          <table:table-cell office:value-type="float" office:value="1882.4670291744" calcext:value-type="float">
            <text:p>1882.4670291744</text:p>
          </table:table-cell>
          <table:table-cell office:value-type="float" office:value="4.98020134768983" calcext:value-type="float">
            <text:p>4.9802013476898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2" calcext:value-type="float">
            <text:p>52</text:p>
          </table:table-cell>
          <table:table-cell office:value-type="float" office:value="1181.14100260754" calcext:value-type="float">
            <text:p>1181.14100260754</text:p>
          </table:table-cell>
          <table:table-cell office:value-type="float" office:value="188.962035236019" calcext:value-type="float">
            <text:p>188.96203523601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3" calcext:value-type="float">
            <text:p>33</text:p>
          </table:table-cell>
          <table:table-cell office:value-type="float" office:value="248.115242222639" calcext:value-type="float">
            <text:p>248.115242222639</text:p>
          </table:table-cell>
          <table:table-cell office:value-type="float" office:value="189.967721382109" calcext:value-type="float">
            <text:p>189.96772138210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9" calcext:value-type="float">
            <text:p>19</text:p>
          </table:table-cell>
          <table:table-cell office:value-type="float" office:value="694.921653436789" calcext:value-type="float">
            <text:p>694.921653436789</text:p>
          </table:table-cell>
          <table:table-cell office:value-type="float" office:value="127.406779982572" calcext:value-type="float">
            <text:p>127.40677998257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3" calcext:value-type="float">
            <text:p>103</text:p>
          </table:table-cell>
          <table:table-cell office:value-type="float" office:value="1119.47524791417" calcext:value-type="float">
            <text:p>1119.47524791417</text:p>
          </table:table-cell>
          <table:table-cell office:value-type="float" office:value="604.477648997035" calcext:value-type="float">
            <text:p>604.47764899703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" calcext:value-type="float">
            <text:p>2</text:p>
          </table:table-cell>
          <table:table-cell office:value-type="float" office:value="646.19016729875" calcext:value-type="float">
            <text:p>646.19016729875</text:p>
          </table:table-cell>
          <table:table-cell office:value-type="float" office:value="0.53182407524225" calcext:value-type="float">
            <text:p>0.5318240752422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06" calcext:value-type="float">
            <text:p>106</text:p>
          </table:table-cell>
          <table:table-cell office:value-type="float" office:value="1102.74412613236" calcext:value-type="float">
            <text:p>1102.74412613236</text:p>
          </table:table-cell>
          <table:table-cell office:value-type="float" office:value="349.361752436825" calcext:value-type="float">
            <text:p>349.36175243682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7" calcext:value-type="float">
            <text:p>37</text:p>
          </table:table-cell>
          <table:table-cell office:value-type="float" office:value="1220.71931240919" calcext:value-type="float">
            <text:p>1220.71931240919</text:p>
          </table:table-cell>
          <table:table-cell office:value-type="float" office:value="35.7753901150206" calcext:value-type="float">
            <text:p>35.775390115020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3" calcext:value-type="float">
            <text:p>73</text:p>
          </table:table-cell>
          <table:table-cell office:value-type="float" office:value="526.812954065" calcext:value-type="float">
            <text:p>526.812954065</text:p>
          </table:table-cell>
          <table:table-cell office:value-type="float" office:value="90.7591302237913" calcext:value-type="float">
            <text:p>90.75913022379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79" calcext:value-type="float">
            <text:p>79</text:p>
          </table:table-cell>
          <table:table-cell office:value-type="float" office:value="760.796673057848" calcext:value-type="float">
            <text:p>760.796673057848</text:p>
          </table:table-cell>
          <table:table-cell office:value-type="float" office:value="276.419875178205" calcext:value-type="float">
            <text:p>276.41987517820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6" calcext:value-type="float">
            <text:p>46</text:p>
          </table:table-cell>
          <table:table-cell office:value-type="float" office:value="54.5749954903804" calcext:value-type="float">
            <text:p>54.5749954903804</text:p>
          </table:table-cell>
          <table:table-cell office:value-type="float" office:value="27.8695538775632" calcext:value-type="float">
            <text:p>27.8695538775632</text:p>
          </table:table-cell>
          <table:table-cell table:number-columns-repeated="6"/>
        </table:table-row>
        <table:table-row table:style-name="ro2" table:number-rows-repeated="6">
          <table:table-cell table:number-columns-repeated="1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6" calcext:value-type="float">
            <text:p>26</text:p>
          </table:table-cell>
          <table:table-cell office:value-type="float" office:value="240.396564717427" calcext:value-type="float">
            <text:p>240.396564717427</text:p>
          </table:table-cell>
          <table:table-cell office:value-type="float" office:value="35.5972841971177" calcext:value-type="float">
            <text:p>35.5972841971177</text:p>
          </table:table-cell>
          <table:table-cell table:formula="of:=AVERAGE([.I290:.I305])" office:value-type="float" office:value="1019.11295132601" calcext:value-type="float">
            <text:p>1019.1129513260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1" calcext:value-type="float">
            <text:p>31</text:p>
          </table:table-cell>
          <table:table-cell office:value-type="float" office:value="416.115113896387" calcext:value-type="float">
            <text:p>416.115113896387</text:p>
          </table:table-cell>
          <table:table-cell office:value-type="float" office:value="319.314700459051" calcext:value-type="float">
            <text:p>319.31470045905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8" calcext:value-type="float">
            <text:p>58</text:p>
          </table:table-cell>
          <table:table-cell office:value-type="float" office:value="958.850751503259" calcext:value-type="float">
            <text:p>958.850751503259</text:p>
          </table:table-cell>
          <table:table-cell office:value-type="float" office:value="267.362141012007" calcext:value-type="float">
            <text:p>267.36214101200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4" calcext:value-type="float">
            <text:p>54</text:p>
          </table:table-cell>
          <table:table-cell office:value-type="float" office:value="1629.60743191928" calcext:value-type="float">
            <text:p>1629.60743191928</text:p>
          </table:table-cell>
          <table:table-cell office:value-type="float" office:value="517.275317485157" calcext:value-type="float">
            <text:p>517.27531748515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1" calcext:value-type="float">
            <text:p>11</text:p>
          </table:table-cell>
          <table:table-cell office:value-type="float" office:value="759.867835762918" calcext:value-type="float">
            <text:p>759.867835762918</text:p>
          </table:table-cell>
          <table:table-cell office:value-type="float" office:value="171.772436379085" calcext:value-type="float">
            <text:p>171.772436379085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7" calcext:value-type="float">
            <text:p>57</text:p>
          </table:table-cell>
          <table:table-cell office:value-type="float" office:value="1302.80376606167" calcext:value-type="float">
            <text:p>1302.80376606167</text:p>
          </table:table-cell>
          <table:table-cell office:value-type="float" office:value="317.075896742564" calcext:value-type="float">
            <text:p>317.075896742564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4" calcext:value-type="float">
            <text:p>24</text:p>
          </table:table-cell>
          <table:table-cell office:value-type="float" office:value="1195.74353400963" calcext:value-type="float">
            <text:p>1195.74353400963</text:p>
          </table:table-cell>
          <table:table-cell office:value-type="float" office:value="301.28696457488" calcext:value-type="float">
            <text:p>301.2869645748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4" calcext:value-type="float">
            <text:p>4</text:p>
          </table:table-cell>
          <table:table-cell office:value-type="float" office:value="1916.57580786315" calcext:value-type="float">
            <text:p>1916.57580786315</text:p>
          </table:table-cell>
          <table:table-cell office:value-type="float" office:value="1.27125002224341" calcext:value-type="float">
            <text:p>1.2712500222434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5" calcext:value-type="float">
            <text:p>55</text:p>
          </table:table-cell>
          <table:table-cell office:value-type="float" office:value="1078.07261375493" calcext:value-type="float">
            <text:p>1078.07261375493</text:p>
          </table:table-cell>
          <table:table-cell office:value-type="float" office:value="622.932711974131" calcext:value-type="float">
            <text:p>622.932711974131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88" calcext:value-type="float">
            <text:p>88</text:p>
          </table:table-cell>
          <table:table-cell office:value-type="float" office:value="1569.94306348648" calcext:value-type="float">
            <text:p>1569.94306348648</text:p>
          </table:table-cell>
          <table:table-cell office:value-type="float" office:value="311.94913196109" calcext:value-type="float">
            <text:p>311.94913196109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6" calcext:value-type="float">
            <text:p>16</text:p>
          </table:table-cell>
          <table:table-cell office:value-type="float" office:value="354.981251584444" calcext:value-type="float">
            <text:p>354.981251584444</text:p>
          </table:table-cell>
          <table:table-cell office:value-type="float" office:value="11.7866347183863" calcext:value-type="float">
            <text:p>11.786634718386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54" calcext:value-type="float">
            <text:p>54</text:p>
          </table:table-cell>
          <table:table-cell office:value-type="float" office:value="1215.96152453998" calcext:value-type="float">
            <text:p>1215.96152453998</text:p>
          </table:table-cell>
          <table:table-cell office:value-type="float" office:value="363.979842582386" calcext:value-type="float">
            <text:p>363.979842582386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" calcext:value-type="float">
            <text:p>2</text:p>
          </table:table-cell>
          <table:table-cell office:value-type="float" office:value="664.2783692927" calcext:value-type="float">
            <text:p>664.2783692927</text:p>
          </table:table-cell>
          <table:table-cell office:value-type="float" office:value="3.65774540429467" calcext:value-type="float">
            <text:p>3.65774540429467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34" calcext:value-type="float">
            <text:p>34</text:p>
          </table:table-cell>
          <table:table-cell office:value-type="float" office:value="1332.84798783932" calcext:value-type="float">
            <text:p>1332.84798783932</text:p>
          </table:table-cell>
          <table:table-cell office:value-type="float" office:value="243.39735789468" calcext:value-type="float">
            <text:p>243.39735789468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18" calcext:value-type="float">
            <text:p>18</text:p>
          </table:table-cell>
          <table:table-cell office:value-type="float" office:value="1429.36504026717" calcext:value-type="float">
            <text:p>1429.36504026717</text:p>
          </table:table-cell>
          <table:table-cell office:value-type="float" office:value="112.342328099202" calcext:value-type="float">
            <text:p>112.342328099202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factors_calibration_range_test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etwork.player</text:p>
          </table:table-cell>
          <table:table-cell office:value-type="string" calcext:value-type="string">
            <text:p>boss_response_time_stat:vector</text:p>
          </table:table-cell>
          <table:table-cell office:value-type="float" office:value="26" calcext:value-type="float">
            <text:p>26</text:p>
          </table:table-cell>
          <table:table-cell office:value-type="float" office:value="240.396564717427" calcext:value-type="float">
            <text:p>240.396564717427</text:p>
          </table:table-cell>
          <table:table-cell office:value-type="float" office:value="35.5972841971177" calcext:value-type="float">
            <text:p>35.5972841971177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Sheet1.B2:Sheet1.L22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2T19:06:25.486767214</meta:creation-date>
    <dc:date>2023-03-02T21:34:17.641130432</dc:date>
    <meta:editing-duration>PT43M43S</meta:editing-duration>
    <meta:editing-cycles>8</meta:editing-cycles>
    <meta:generator>LibreOffice/6.4.7.2$Linux_X86_64 LibreOffice_project/40$Build-2</meta:generator>
    <meta:document-statistic meta:table-count="1" meta:cell-count="2177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7.416cm" svg:height="18.245cm" xlink:href=".." xlink:type="simple" chart:class="chart:scatter" chart:style-name="ch1">
        <chart:legend chart:legend-position="end" svg:x="22.553cm" svg:y="8.325cm" style:legend-expansion="high" chart:style-name="ch2"/>
        <chart:plot-area chart:style-name="ch3" table:cell-range-address="Sheet1.O3:Sheet1.P6 Sheet1.P15:Sheet1.P18 Sheet1.P9:Sheet1.P12" chart:data-source-has-labels="row" svg:x="1.003cm" svg:y="0.311cm" svg:width="21.415cm" svg:height="16.912cm">
          <chartooo:coordinate-region svg:x="1.995cm" svg:y="0.51cm" svg:width="20.236cm" svg:height="16.066cm"/>
          <chart:axis chart:dimension="x" chart:name="primary-x" chart:style-name="ch4">
            <chart:title svg:x="9.827cm" svg:y="17.587cm" chart:style-name="ch5">
              <text:p>boss mean arrival time [s]</text:p>
            </chart:title>
          </chart:axis>
          <chart:axis chart:dimension="y" chart:name="primary-y" chart:style-name="ch6">
            <chart:title svg:x="0.198cm" svg:y="10.509cm" chart:style-name="ch7">
              <text:p>minion response time E[R]</text:p>
            </chart:title>
            <chart:grid chart:style-name="ch8" chart:class="major"/>
          </chart:axis>
          <chart:series chart:style-name="ch9" chart:values-cell-range-address="Sheet1.P3:Sheet1.P6" loext:label-string="minion_service_time_1" chart:class="chart:scatter">
            <chart:domain table:cell-range-address="Sheet1.O3:Sheet1.O6"/>
            <chart:data-point chart:repeated="4"/>
          </chart:series>
          <chart:series chart:style-name="ch10" chart:values-cell-range-address="Sheet1.P15:Sheet1.P18" loext:label-string="minion_service_time_3" chart:class="chart:scatter">
            <chart:domain table:cell-range-address="Sheet1.O15:Sheet1.O18"/>
            <chart:data-point chart:repeated="4"/>
          </chart:series>
          <chart:series chart:style-name="ch11" chart:values-cell-range-address="Sheet1.P9:Sheet1.P12" loext:label-string="minion_service_time_5" chart:class="chart:scatter">
            <chart:domain table:cell-range-address="Sheet1.O9:Sheet1.O12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minion_service_time_1</text:p>
              </table:table-cell>
              <table:table-cell office:value-type="string">
                <text:p>Column O</text:p>
              </table:table-cell>
              <table:table-cell office:value-type="string">
                <text:p>minion_service_time_3</text:p>
              </table:table-cell>
              <table:table-cell office:value-type="string">
                <text:p>Column O</text:p>
              </table:table-cell>
              <table:table-cell office:value-type="string">
                <text:p>minion_service_time_5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O3:Sheet1.O6</svg:desc>
                </draw:g>
              </table:table-cell>
              <table:table-cell office:value-type="float" office:value="4.89645640146974">
                <text:p>4.89645640146974</text:p>
                <draw:g>
                  <svg:desc>Sheet1.P3:Sheet1.P6</svg:desc>
                </draw:g>
              </table:table-cell>
              <table:table-cell office:value-type="float" office:value="5">
                <text:p>5</text:p>
                <draw:g>
                  <svg:desc>Sheet1.O15:Sheet1.O18</svg:desc>
                </draw:g>
              </table:table-cell>
              <table:table-cell office:value-type="float" office:value="354.020992690656">
                <text:p>354.020992690656</text:p>
                <draw:g>
                  <svg:desc>Sheet1.P15:Sheet1.P18</svg:desc>
                </draw:g>
              </table:table-cell>
              <table:table-cell office:value-type="float" office:value="5">
                <text:p>5</text:p>
                <draw:g>
                  <svg:desc>Sheet1.O9:Sheet1.O12</svg:desc>
                </draw:g>
              </table:table-cell>
              <table:table-cell office:value-type="float" office:value="34.2863532097939">
                <text:p>34.2863532097939</text:p>
                <draw:g>
                  <svg:desc>Sheet1.P9:Sheet1.P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8.0903224770698">
                <text:p>38.0903224770698</text:p>
              </table:table-cell>
              <table:table-cell office:value-type="float" office:value="10">
                <text:p>10</text:p>
              </table:table-cell>
              <table:table-cell office:value-type="float" office:value="647.67490935446">
                <text:p>647.67490935446</text:p>
              </table:table-cell>
              <table:table-cell office:value-type="float" office:value="10">
                <text:p>10</text:p>
              </table:table-cell>
              <table:table-cell office:value-type="float" office:value="289.941517188617">
                <text:p>289.9415171886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292.91961450474">
                <text:p>292.91961450474</text:p>
              </table:table-cell>
              <table:table-cell office:value-type="float" office:value="15">
                <text:p>15</text:p>
              </table:table-cell>
              <table:table-cell office:value-type="float" office:value="1014.91715319687">
                <text:p>1014.91715319687</text:p>
              </table:table-cell>
              <table:table-cell office:value-type="float" office:value="15">
                <text:p>15</text:p>
              </table:table-cell>
              <table:table-cell office:value-type="float" office:value="783.434654653509">
                <text:p>783.4346546535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631.650513509048">
                <text:p>631.650513509048</text:p>
              </table:table-cell>
              <table:table-cell office:value-type="float" office:value="20">
                <text:p>20</text:p>
              </table:table-cell>
              <table:table-cell office:value-type="float" office:value="1019.11295132601">
                <text:p>1019.11295132601</text:p>
              </table:table-cell>
              <table:table-cell office:value-type="float" office:value="20">
                <text:p>20</text:p>
              </table:table-cell>
              <table:table-cell office:value-type="float" office:value="883.95870910978">
                <text:p>883.95870910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